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4.41pt"/>
    </style:style>
    <style:style style:name="co3" style:family="table-column">
      <style:table-column-properties fo:break-before="auto" style:column-width="136.69pt"/>
    </style:style>
    <style:style style:name="co4" style:family="table-column">
      <style:table-column-properties fo:break-before="auto" style:column-width="129.71pt"/>
    </style:style>
    <style:style style:name="co5" style:family="table-column">
      <style:table-column-properties fo:break-before="auto" style:column-width="127.96pt"/>
    </style:style>
    <style:style style:name="co6" style:family="table-column">
      <style:table-column-properties fo:break-before="auto" style:column-width="126.26pt"/>
    </style:style>
    <style:style style:name="co7" style:family="table-column">
      <style:table-column-properties fo:break-before="auto" style:column-width="122.74pt"/>
    </style:style>
    <style:style style:name="co8" style:family="table-column">
      <style:table-column-properties fo:break-before="auto" style:column-width="85.75pt"/>
    </style:style>
    <style:style style:name="co9" style:family="table-column">
      <style:table-column-properties fo:break-before="auto" style:column-width="160.61pt"/>
    </style:style>
    <style:style style:name="co10" style:family="table-column">
      <style:table-column-properties fo:break-before="auto" style:column-width="212.85pt"/>
    </style:style>
    <style:style style:name="co11" style:family="table-column">
      <style:table-column-properties fo:break-before="auto" style:column-width="209.4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4.66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14.91pt" fo:break-before="auto" style:use-optimal-row-height="true"/>
    </style:style>
    <style:style style:name="ro6" style:family="table-row">
      <style:table-row-properties style:row-height="26.84pt" fo:break-before="auto" style:use-optimal-row-height="true"/>
    </style:style>
    <style:style style:name="ro7" style:family="table-row">
      <style:table-row-properties style:row-height="38.81pt" fo:break-before="auto" style:use-optimal-row-height="true"/>
    </style:style>
    <style:style style:name="ro8" style:family="table-row">
      <style:table-row-properties style:row-height="39.54pt"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ext-properties style:text-position="" fo:font-weight="bold" style:font-weight-asian="bold" style:font-weight-complex="bold"/>
    </style:style>
    <style:style style:name="ce10" style:family="table-cell" style:parent-style-name="Default">
      <style:table-cell-properties fo:border="0.06pt solid #000000"/>
      <style:text-properties style:text-position="" fo:font-weight="bold" style:font-weight-asian="bold" style:font-weight-complex="bold"/>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wrap-option="no-wrap" fo:border="0.06pt solid #000000"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Liberation Sans"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 style:family="table-cell" style:parent-style-name="Default">
      <style:table-cell-properties fo:border="0.06pt solid #000000"/>
      <style:text-properties style:text-position="" style:font-name="Liberation Sans" fo:font-size="12pt" style:font-size-asian="12pt" style:font-size-complex="12pt"/>
    </style:style>
    <style:style style:name="ce4" style:family="table-cell" style:parent-style-name="Default">
      <style:table-cell-properties fo:border="0.06pt solid #000000"/>
      <style:text-properties style:text-position=""/>
    </style:style>
    <style:style style:name="ce5" style:family="table-cell" style:parent-style-name="Default" style:data-style-name="N0">
      <style:table-cell-properties style:glyph-orientation-vertical="0" style:text-align-source="fix" style:repeat-content="false" fo:background-color="transparent" fo:wrap-option="wrap" fo:border="none"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 style:family="table-cell" style:parent-style-name="Default" style:data-style-name="N104">
      <style:table-cell-properties style:glyph-orientation-vertical="0"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Liberation Sans"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7" style:family="table-cell" style:parent-style-name="Default" style:data-style-name="N104">
      <style:table-cell-properties style:glyph-orientation-vertical="0"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 style:family="table-cell" style:parent-style-name="Default">
      <style:table-cell-properties style:glyph-orientation-vertical="0" style:text-align-source="fix" style:repeat-content="false" fo:background-color="transparent" fo:wrap-option="wrap"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data-style-name="N0">
      <style:table-cell-properties style:glyph-orientation-vertical="0" style:text-align-source="fix" style:repeat-content="false" fo:background-color="transparent" fo:wrap-option="wrap"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4" style:family="table-cell" style:parent-style-name="Default">
      <style:text-properties fo:font-weight="bold" style:font-weight-asian="bold" style:font-weight-complex="bold"/>
    </style:style>
    <style:style style:name="ce15" style:family="table-cell" style:parent-style-name="Default" style:data-style-name="N0">
      <style:table-cell-properties style:glyph-orientation-vertical="0" style:diagonal-bl-tr="none" style:diagonal-tl-br="none" style:text-align-source="value-type" style:repeat-content="false" fo:wrap-option="no-wrap" fo:border="0.06pt solid #000000"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6" style:family="table-cell" style:parent-style-name="Default">
      <style:table-cell-properties fo:border="0.06pt solid #000000"/>
      <style:text-properties style:font-name="Liberation Sans" fo:font-size="12pt" style:font-size-asian="12pt" style:font-size-complex="12pt"/>
    </style:style>
    <style:style style:name="ce17" style:family="table-cell" style:parent-style-name="Default">
      <style:table-cell-properties fo:border="0.06pt solid #000000"/>
    </style:style>
    <style:style style:name="ce18" style:family="table-cell" style:parent-style-name="Default" style:data-style-name="N0">
      <style:table-cell-properties style:glyph-orientation-vertical="0" style:text-align-source="fix" style:repeat-content="false" fo:background-color="transparent" fo:wrap-option="wrap" fo:border="none"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9" style:family="table-cell" style:parent-style-name="Default" style:data-style-name="N104">
      <style:table-cell-properties style:glyph-orientation-vertical="0"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0" style:family="table-cell" style:parent-style-name="Default" style:data-style-name="N104">
      <style:table-cell-properties style:glyph-orientation-vertical="0"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wrap"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data-style-name="N0">
      <style:table-cell-properties style:glyph-orientation-vertical="0" style:text-align-source="fix" style:repeat-content="false" fo:background-color="transparent" fo:wrap-option="wrap"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3" style:family="table-cell" style:parent-style-name="Default">
      <style:table-cell-properties fo:border="0.06pt solid #000000"/>
      <style:text-properties fo:font-weight="bold" style:font-weight-asian="bold" style:font-weight-complex="bold"/>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5" style:family="table-cell" style:parent-style-name="Default" style:data-style-name="N104">
      <style:table-cell-properties fo:border="0.06pt solid #000000"/>
    </style:style>
    <style:style style:name="ce26" style:family="table-cell" style:parent-style-name="Default" style:data-style-name="N4">
      <style:table-cell-properties fo:border="0.06pt solid #000000"/>
    </style:style>
    <style:style style:name="gr1"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text-position="0% 100%"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3" style:family="text">
      <style:text-properties style:text-outline="false" style:text-line-through-style="none" style:text-line-through-type="none" style:text-position="0% 100%"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style:font-name="Courier New"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5" style:family="text">
      <style:text-properties style:font-name="Courier New"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spreadsheet>
      <table:table table:name="College Costs"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number-columns-repeated="4" table:default-cell-style-name="Default"/>
        <table:table-column table:style-name="co10" table:number-columns-repeated="2" table:default-cell-style-name="Default"/>
        <table:table-column table:style-name="co11" table:number-columns-repeated="2" table:default-cell-style-name="Default"/>
        <table:table-column table:style-name="co1" table:number-columns-repeated="7" table:default-cell-style-name="Default"/>
        <table:table-row table:style-name="ro1">
          <table:table-cell table:style-name="ce1" office:value-type="string" calcext:value-type="string">
            <text:p>Tuition Room and Board Costs in 2012-2013 Dollars</text:p>
          </table:table-cell>
          <table:table-cell table:number-columns-repeated="24"/>
        </table:table-row>
        <table:table-row table:style-name="ro1">
          <table:table-cell table:style-name="ce1" office:value-type="string" calcext:value-type="string">
            <text:p>School Year</text:p>
          </table:table-cell>
          <table:table-cell table:style-name="ce1" office:value-type="string" calcext:value-type="string">
            <text:p>Public 4-Year</text:p>
          </table:table-cell>
          <table:table-cell table:style-name="ce1" office:value-type="string" calcext:value-type="string">
            <text:p>Public 2-Year</text:p>
          </table:table-cell>
          <table:table-cell table:style-name="ce1" office:value-type="string" calcext:value-type="string">
            <text:p>Private 4-Year</text:p>
          </table:table-cell>
          <table:table-cell table:style-name="ce1" office:value-type="string" calcext:value-type="string">
            <text:p>Private 2-Year</text:p>
          </table:table-cell>
          <table:table-cell table:style-name="ce1" office:value-type="string" calcext:value-type="string">
            <text:p>Private Non-Profit 4 Year</text:p>
          </table:table-cell>
          <table:table-cell table:style-name="ce1" office:value-type="string" calcext:value-type="string">
            <text:p>Private Non-Profit 2 Year</text:p>
          </table:table-cell>
          <table:table-cell table:style-name="ce1" office:value-type="string" calcext:value-type="string">
            <text:p>Private For-Profit 4 Year</text:p>
          </table:table-cell>
          <table:table-cell table:style-name="ce1" office:value-type="string" calcext:value-type="string">
            <text:p>Private For-Profit 2 Year</text:p>
          </table:table-cell>
          <table:table-cell table:number-columns-repeated="16"/>
        </table:table-row>
        <table:table-row table:style-name="ro2">
          <table:table-cell table:style-name="ce2" office:value-type="string" calcext:value-type="string">
            <text:p>1986-87</text:p>
          </table:table-cell>
          <table:table-cell table:style-name="ce6" office:value-type="currency" office:currency="USD" office:value="8605.89496147019" calcext:value-type="currency">
            <text:p>$8,605.89</text:p>
          </table:table-cell>
          <table:table-cell table:style-name="ce6" office:value-type="currency" office:currency="USD" office:value="6216.32336029629" calcext:value-type="currency">
            <text:p>$6,216.32</text:p>
          </table:table-cell>
          <table:table-cell table:style-name="ce6" office:value-type="currency" office:currency="USD" office:value="20880.8050137687" calcext:value-type="currency">
            <text:p>$20,880.81</text:p>
          </table:table-cell>
          <table:table-cell table:style-name="ce6" office:value-type="currency" office:currency="USD" office:value="13277.3945043117" calcext:value-type="currency">
            <text:p>$13,277.39</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87-88</text:p>
          </table:table-cell>
          <table:table-cell table:style-name="ce6" office:value-type="currency" office:currency="USD" office:value="8793.58943079749" calcext:value-type="currency">
            <text:p>$8,793.59</text:p>
          </table:table-cell>
          <table:table-cell table:style-name="ce6" office:value-type="currency" office:currency="USD" office:value="6122.39498666563" calcext:value-type="currency">
            <text:p>$6,122.39</text:p>
          </table:table-cell>
          <table:table-cell table:style-name="ce6" office:value-type="currency" office:currency="USD" office:value="21287.9771457308" calcext:value-type="currency">
            <text:p>$21,287.98</text:p>
          </table:table-cell>
          <table:table-cell table:style-name="ce6" office:value-type="currency" office:currency="USD" office:value="14135.4836306727" calcext:value-type="currency">
            <text:p>$14,135.48</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88-89</text:p>
          </table:table-cell>
          <table:table-cell table:style-name="ce6" office:value-type="currency" office:currency="USD" office:value="8930.60969080297" calcext:value-type="currency">
            <text:p>$8,930.61</text:p>
          </table:table-cell>
          <table:table-cell table:style-name="ce6" office:value-type="currency" office:currency="USD" office:value="6075.80601185361" calcext:value-type="currency">
            <text:p>$6,075.81</text:p>
          </table:table-cell>
          <table:table-cell table:style-name="ce6" office:value-type="currency" office:currency="USD" office:value="21903.8606671836" calcext:value-type="currency">
            <text:p>$21,903.86</text:p>
          </table:table-cell>
          <table:table-cell table:style-name="ce6" office:value-type="currency" office:currency="USD" office:value="15208.6388994927" calcext:value-type="currency">
            <text:p>$15,208.64</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89-90</text:p>
          </table:table-cell>
          <table:table-cell table:style-name="ce6" office:value-type="currency" office:currency="USD" office:value="9065.10809469485" calcext:value-type="currency">
            <text:p>$9,065.11</text:p>
          </table:table-cell>
          <table:table-cell table:style-name="ce6" office:value-type="currency" office:currency="USD" office:value="6011.24050212337" calcext:value-type="currency">
            <text:p>$6,011.24</text:p>
          </table:table-cell>
          <table:table-cell table:style-name="ce6" office:value-type="currency" office:currency="USD" office:value="22381.7309829434" calcext:value-type="currency">
            <text:p>$22,381.73</text:p>
          </table:table-cell>
          <table:table-cell table:style-name="ce6" office:value-type="currency" office:currency="USD" office:value="15797.4414716563" calcext:value-type="currency">
            <text:p>$15,797.44</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90-91</text:p>
          </table:table-cell>
          <table:table-cell table:style-name="ce6" office:value-type="currency" office:currency="USD" office:value="9056.97101478945" calcext:value-type="currency">
            <text:p>$9,056.97</text:p>
          </table:table-cell>
          <table:table-cell table:style-name="ce6" office:value-type="currency" office:currency="USD" office:value="5990.31520011278" calcext:value-type="currency">
            <text:p>$5,990.32</text:p>
          </table:table-cell>
          <table:table-cell table:style-name="ce6" office:value-type="currency" office:currency="USD" office:value="22868.2182645304" calcext:value-type="currency">
            <text:p>$22,868.22</text:p>
          </table:table-cell>
          <table:table-cell table:style-name="ce6" office:value-type="currency" office:currency="USD" office:value="16070.4246991844" calcext:value-type="currency">
            <text:p>$16,070.42</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91-92</text:p>
          </table:table-cell>
          <table:table-cell table:style-name="ce6" office:value-type="currency" office:currency="USD" office:value="9530.21830318918" calcext:value-type="currency">
            <text:p>$9,530.22</text:p>
          </table:table-cell>
          <table:table-cell table:style-name="ce6" office:value-type="currency" office:currency="USD" office:value="6064.23909890146" calcext:value-type="currency">
            <text:p>$6,064.24</text:p>
          </table:table-cell>
          <table:table-cell table:style-name="ce6" office:value-type="currency" office:currency="USD" office:value="23866.3012696322" calcext:value-type="currency">
            <text:p>$23,866.30</text:p>
          </table:table-cell>
          <table:table-cell table:style-name="ce6" office:value-type="currency" office:currency="USD" office:value="16124.2311487177" calcext:value-type="currency">
            <text:p>$16,124.23</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92-93</text:p>
          </table:table-cell>
          <table:table-cell table:style-name="ce6" office:value-type="currency" office:currency="USD" office:value="9771.71005063526" calcext:value-type="currency">
            <text:p>$9,771.71</text:p>
          </table:table-cell>
          <table:table-cell table:style-name="ce6" office:value-type="currency" office:currency="USD" office:value="6166.39881886777" calcext:value-type="currency">
            <text:p>$6,166.40</text:p>
          </table:table-cell>
          <table:table-cell table:style-name="ce6" office:value-type="currency" office:currency="USD" office:value="24363.8271802875" calcext:value-type="currency">
            <text:p>$24,363.83</text:p>
          </table:table-cell>
          <table:table-cell table:style-name="ce6" office:value-type="currency" office:currency="USD" office:value="16075.6433323856" calcext:value-type="currency">
            <text:p>$16,075.64</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93-94</text:p>
          </table:table-cell>
          <table:table-cell table:style-name="ce6" office:value-type="currency" office:currency="USD" office:value="10071.2451678623" calcext:value-type="currency">
            <text:p>$10,071.25</text:p>
          </table:table-cell>
          <table:table-cell table:style-name="ce6" office:value-type="currency" office:currency="USD" office:value="6322.40658188954" calcext:value-type="currency">
            <text:p>$6,322.41</text:p>
          </table:table-cell>
          <table:table-cell table:style-name="ce6" office:value-type="currency" office:currency="USD" office:value="25163.7173946803" calcext:value-type="currency">
            <text:p>$25,163.72</text:p>
          </table:table-cell>
          <table:table-cell table:style-name="ce6" office:value-type="currency" office:currency="USD" office:value="16465.465211529" calcext:value-type="currency">
            <text:p>$16,465.47</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94-95</text:p>
          </table:table-cell>
          <table:table-cell table:style-name="ce6" office:value-type="currency" office:currency="USD" office:value="10259.7535248241" calcext:value-type="currency">
            <text:p>$10,259.75</text:p>
          </table:table-cell>
          <table:table-cell table:style-name="ce6" office:value-type="currency" office:currency="USD" office:value="6362.9557824773" calcext:value-type="currency">
            <text:p>$6,362.96</text:p>
          </table:table-cell>
          <table:table-cell table:style-name="ce6" office:value-type="currency" office:currency="USD" office:value="25536.5146365507" calcext:value-type="currency">
            <text:p>$25,536.51</text:p>
          </table:table-cell>
          <table:table-cell table:style-name="ce6" office:value-type="currency" office:currency="USD" office:value="17182.0066190058" calcext:value-type="currency">
            <text:p>$17,182.01</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95-96</text:p>
          </table:table-cell>
          <table:table-cell table:style-name="ce6" office:value-type="currency" office:currency="USD" office:value="10502.7015470504" calcext:value-type="currency">
            <text:p>$10,502.70</text:p>
          </table:table-cell>
          <table:table-cell table:style-name="ce6" office:value-type="currency" office:currency="USD" office:value="6314.23802646461" calcext:value-type="currency">
            <text:p>$6,314.24</text:p>
          </table:table-cell>
          <table:table-cell table:style-name="ce6" office:value-type="currency" office:currency="USD" office:value="26372.0242221503" calcext:value-type="currency">
            <text:p>$26,372.02</text:p>
          </table:table-cell>
          <table:table-cell table:style-name="ce6" office:value-type="currency" office:currency="USD" office:value="17315.413704697" calcext:value-type="currency">
            <text:p>$17,315.41</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96-97</text:p>
          </table:table-cell>
          <table:table-cell table:style-name="ce6" office:value-type="currency" office:currency="USD" office:value="10677.9686338486" calcext:value-type="currency">
            <text:p>$10,677.97</text:p>
          </table:table-cell>
          <table:table-cell table:style-name="ce6" office:value-type="currency" office:currency="USD" office:value="6411.46092059568" calcext:value-type="currency">
            <text:p>$6,411.46</text:p>
          </table:table-cell>
          <table:table-cell table:style-name="ce6" office:value-type="currency" office:currency="USD" office:value="26849.828551194" calcext:value-type="currency">
            <text:p>$26,849.83</text:p>
          </table:table-cell>
          <table:table-cell table:style-name="ce6" office:value-type="currency" office:currency="USD" office:value="17404.2522711767" calcext:value-type="currency">
            <text:p>$17,404.25</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97-98</text:p>
          </table:table-cell>
          <table:table-cell table:style-name="ce6" office:value-type="currency" office:currency="USD" office:value="10975.8253611659" calcext:value-type="currency">
            <text:p>$10,975.83</text:p>
          </table:table-cell>
          <table:table-cell table:style-name="ce6" office:value-type="currency" office:currency="USD" office:value="6450.13865674685" calcext:value-type="currency">
            <text:p>$6,450.14</text:p>
          </table:table-cell>
          <table:table-cell table:style-name="ce6" office:value-type="currency" office:currency="USD" office:value="27277.1211881166" calcext:value-type="currency">
            <text:p>$27,277.12</text:p>
          </table:table-cell>
          <table:table-cell table:style-name="ce6" office:value-type="currency" office:currency="USD" office:value="18482.3580198682" calcext:value-type="currency">
            <text:p>$18,482.36</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98-99</text:p>
          </table:table-cell>
          <table:table-cell table:style-name="ce6" office:value-type="currency" office:currency="USD" office:value="11286.1558254699" calcext:value-type="currency">
            <text:p>$11,286.16</text:p>
          </table:table-cell>
          <table:table-cell table:style-name="ce6" office:value-type="currency" office:currency="USD" office:value="6473.83474041912" calcext:value-type="currency">
            <text:p>$6,473.83</text:p>
          </table:table-cell>
          <table:table-cell table:style-name="ce6" office:value-type="currency" office:currency="USD" office:value="28020.8788201067" calcext:value-type="currency">
            <text:p>$28,020.88</text:p>
          </table:table-cell>
          <table:table-cell table:style-name="ce6" office:value-type="currency" office:currency="USD" office:value="18727.1248948355" calcext:value-type="currency">
            <text:p>$18,727.12</text:p>
          </table:table-cell>
          <table:table-cell table:number-columns-repeated="4" table:style-name="ce10" office:value-type="string" calcext:value-type="string">
            <text:p>NA</text:p>
          </table:table-cell>
          <table:table-cell table:number-columns-repeated="16"/>
        </table:table-row>
        <table:table-row table:style-name="ro2">
          <table:table-cell table:style-name="ce2" office:value-type="string" calcext:value-type="string">
            <text:p>1999-2000</text:p>
          </table:table-cell>
          <table:table-cell table:style-name="ce6" office:value-type="currency" office:currency="USD" office:value="11307.2450158317" calcext:value-type="currency">
            <text:p>$11,307.25</text:p>
          </table:table-cell>
          <table:table-cell table:style-name="ce6" office:value-type="currency" office:currency="USD" office:value="6464.07610949821" calcext:value-type="currency">
            <text:p>$6,464.08</text:p>
          </table:table-cell>
          <table:table-cell table:style-name="ce6" office:value-type="currency" office:currency="USD" office:value="28338.7957599245" calcext:value-type="currency">
            <text:p>$28,338.80</text:p>
          </table:table-cell>
          <table:table-cell table:style-name="ce6" office:value-type="currency" office:currency="USD" office:value="19193.702955951" calcext:value-type="currency">
            <text:p>$19,193.70</text:p>
          </table:table-cell>
          <table:table-cell table:style-name="ce7" office:value-type="currency" office:currency="USD" office:value="29014.3630157064" calcext:value-type="currency">
            <text:p>$29,014.36</text:p>
          </table:table-cell>
          <table:table-cell table:style-name="ce7" office:value-type="currency" office:currency="USD" office:value="15972.5244274527" calcext:value-type="currency">
            <text:p>$15,972.52</text:p>
          </table:table-cell>
          <table:table-cell table:style-name="ce7" office:value-type="currency" office:currency="USD" office:value="22613.4839672763" calcext:value-type="currency">
            <text:p>$22,613.48</text:p>
          </table:table-cell>
          <table:table-cell table:style-name="ce7" office:value-type="currency" office:currency="USD" office:value="21501.3183949525" calcext:value-type="currency">
            <text:p>$21,501.32</text:p>
          </table:table-cell>
          <table:table-cell table:number-columns-repeated="16"/>
        </table:table-row>
        <table:table-row table:style-name="ro2">
          <table:table-cell table:style-name="ce2" office:value-type="string" calcext:value-type="string">
            <text:p>2000-01</text:p>
          </table:table-cell>
          <table:table-cell table:style-name="ce6" office:value-type="currency" office:currency="USD" office:value="11433.8980589524" calcext:value-type="currency">
            <text:p>$11,433.90</text:p>
          </table:table-cell>
          <table:table-cell table:style-name="ce6" office:value-type="currency" office:currency="USD" office:value="6393.87328375194" calcext:value-type="currency">
            <text:p>$6,393.87</text:p>
          </table:table-cell>
          <table:table-cell table:style-name="ce6" office:value-type="currency" office:currency="USD" office:value="28878.7288611236" calcext:value-type="currency">
            <text:p>$28,878.73</text:p>
          </table:table-cell>
          <table:table-cell table:style-name="ce6" office:value-type="currency" office:currency="USD" office:value="19697.1940259662" calcext:value-type="currency">
            <text:p>$19,697.19</text:p>
          </table:table-cell>
          <table:table-cell table:style-name="ce7" office:value-type="currency" office:currency="USD" office:value="29293.4983850098" calcext:value-type="currency">
            <text:p>$29,293.50</text:p>
          </table:table-cell>
          <table:table-cell table:style-name="ce7" office:value-type="currency" office:currency="USD" office:value="15481.321338202" calcext:value-type="currency">
            <text:p>$15,481.32</text:p>
          </table:table-cell>
          <table:table-cell table:style-name="ce7" office:value-type="currency" office:currency="USD" office:value="24074.7461567845" calcext:value-type="currency">
            <text:p>$24,074.75</text:p>
          </table:table-cell>
          <table:table-cell table:style-name="ce7" office:value-type="currency" office:currency="USD" office:value="22543.358086705" calcext:value-type="currency">
            <text:p>$22,543.36</text:p>
          </table:table-cell>
          <table:table-cell table:number-columns-repeated="16"/>
        </table:table-row>
        <table:table-row table:style-name="ro2">
          <table:table-cell table:style-name="ce2" office:value-type="string" calcext:value-type="string">
            <text:p>2001-02</text:p>
          </table:table-cell>
          <table:table-cell table:style-name="ce6" office:value-type="currency" office:currency="USD" office:value="11939.6881343482" calcext:value-type="currency">
            <text:p>$11,939.69</text:p>
          </table:table-cell>
          <table:table-cell table:style-name="ce6" office:value-type="currency" office:currency="USD" office:value="6670.03998470072" calcext:value-type="currency">
            <text:p>$6,670.04</text:p>
          </table:table-cell>
          <table:table-cell table:style-name="ce6" office:value-type="currency" office:currency="USD" office:value="29726.5044393963" calcext:value-type="currency">
            <text:p>$29,726.50</text:p>
          </table:table-cell>
          <table:table-cell table:style-name="ce6" office:value-type="currency" office:currency="USD" office:value="20546.5437959659" calcext:value-type="currency">
            <text:p>$20,546.54</text:p>
          </table:table-cell>
          <table:table-cell table:style-name="ce7" office:value-type="currency" office:currency="USD" office:value="30195.3687167099" calcext:value-type="currency">
            <text:p>$30,195.37</text:p>
          </table:table-cell>
          <table:table-cell table:style-name="ce7" office:value-type="currency" office:currency="USD" office:value="16839.4274616642" calcext:value-type="currency">
            <text:p>$16,839.43</text:p>
          </table:table-cell>
          <table:table-cell table:style-name="ce7" office:value-type="currency" office:currency="USD" office:value="25670.7410531089" calcext:value-type="currency">
            <text:p>$25,670.74</text:p>
          </table:table-cell>
          <table:table-cell table:style-name="ce7" office:value-type="currency" office:currency="USD" office:value="22015.0405082523" calcext:value-type="currency">
            <text:p>$22,015.04</text:p>
          </table:table-cell>
          <table:table-cell table:number-columns-repeated="16"/>
        </table:table-row>
        <table:table-row table:style-name="ro2">
          <table:table-cell table:style-name="ce2" office:value-type="string" calcext:value-type="string">
            <text:p>2002-03</text:p>
          </table:table-cell>
          <table:table-cell table:style-name="ce6" office:value-type="currency" office:currency="USD" office:value="12434.003876146" calcext:value-type="currency">
            <text:p>$12,434.00</text:p>
          </table:table-cell>
          <table:table-cell table:style-name="ce6" office:value-type="currency" office:currency="USD" office:value="7116.04620341603" calcext:value-type="currency">
            <text:p>$7,116.05</text:p>
          </table:table-cell>
          <table:table-cell table:style-name="ce6" office:value-type="currency" office:currency="USD" office:value="30219.6307633804" calcext:value-type="currency">
            <text:p>$30,219.63</text:p>
          </table:table-cell>
          <table:table-cell table:style-name="ce6" office:value-type="currency" office:currency="USD" office:value="22553.87165696" calcext:value-type="currency">
            <text:p>$22,553.87</text:p>
          </table:table-cell>
          <table:table-cell table:style-name="ce7" office:value-type="currency" office:currency="USD" office:value="31056.3645913142" calcext:value-type="currency">
            <text:p>$31,056.36</text:p>
          </table:table-cell>
          <table:table-cell table:style-name="ce7" office:value-type="currency" office:currency="USD" office:value="18346.9085611205" calcext:value-type="currency">
            <text:p>$18,346.91</text:p>
          </table:table-cell>
          <table:table-cell table:style-name="ce7" office:value-type="currency" office:currency="USD" office:value="25457.8885623848" calcext:value-type="currency">
            <text:p>$25,457.89</text:p>
          </table:table-cell>
          <table:table-cell table:style-name="ce7" office:value-type="currency" office:currency="USD" office:value="24651.3791656021" calcext:value-type="currency">
            <text:p>$24,651.38</text:p>
          </table:table-cell>
          <table:table-cell table:number-columns-repeated="16"/>
        </table:table-row>
        <table:table-row table:style-name="ro2">
          <table:table-cell table:style-name="ce2" office:value-type="string" calcext:value-type="string">
            <office:annotation draw:style-name="gr1" draw:text-style-name="P2" svg:width="82.18pt" svg:height="39.29pt" svg:x="80.99pt" svg:y="272.07pt" draw:caption-point-x="-17.29pt" draw:caption-point-y="42.8pt">
              <dc:creator>Ed.</dc:creator>
              <dc:date>2015-05-28T00:00:00</dc:date>
              <text:p text:style-name="P1"><text:span text:style-name="T1">Data Revised from Previous Figures.</text:span></text:p>
            </office:annotation>
            <text:p>2003-04</text:p>
          </table:table-cell>
          <table:table-cell table:style-name="ce6" office:value-type="currency" office:currency="USD" office:value="13270.3862479372" calcext:value-type="currency">
            <text:p>$13,270.39</text:p>
          </table:table-cell>
          <table:table-cell table:style-name="ce6" office:value-type="currency" office:currency="USD" office:value="7474.31363103453" calcext:value-type="currency">
            <text:p>$7,474.31</text:p>
          </table:table-cell>
          <table:table-cell table:style-name="ce6" office:value-type="currency" office:currency="USD" office:value="31167.0673105617" calcext:value-type="currency">
            <text:p>$31,167.07</text:p>
          </table:table-cell>
          <table:table-cell table:style-name="ce6" office:value-type="currency" office:currency="USD" office:value="24315.1756565732" calcext:value-type="currency">
            <text:p>$24,315.18</text:p>
          </table:table-cell>
          <table:table-cell table:style-name="ce7" office:value-type="currency" office:currency="USD" office:value="32140.7363356867" calcext:value-type="currency">
            <text:p>$32,140.74</text:p>
          </table:table-cell>
          <table:table-cell table:style-name="ce7" office:value-type="currency" office:currency="USD" office:value="19355.9293851121" calcext:value-type="currency">
            <text:p>$19,355.93</text:p>
          </table:table-cell>
          <table:table-cell table:style-name="ce7" office:value-type="currency" office:currency="USD" office:value="27205.0013115851" calcext:value-type="currency">
            <text:p>$27,205.00</text:p>
          </table:table-cell>
          <table:table-cell table:style-name="ce7" office:value-type="currency" office:currency="USD" office:value="27811.7059771632" calcext:value-type="currency">
            <text:p>$27,811.71</text:p>
          </table:table-cell>
          <table:table-cell table:number-columns-repeated="16"/>
        </table:table-row>
        <table:table-row table:style-name="ro2">
          <table:table-cell table:style-name="ce2" office:value-type="string" calcext:value-type="string">
            <text:p>2004-05</text:p>
          </table:table-cell>
          <table:table-cell table:style-name="ce6" office:value-type="currency" office:currency="USD" office:value="13789.5859146043" calcext:value-type="currency">
            <text:p>$13,789.59</text:p>
          </table:table-cell>
          <table:table-cell table:style-name="ce6" office:value-type="currency" office:currency="USD" office:value="7694.3981008038" calcext:value-type="currency">
            <text:p>$7,694.40</text:p>
          </table:table-cell>
          <table:table-cell table:style-name="ce6" office:value-type="currency" office:currency="USD" office:value="31692.8450722051" calcext:value-type="currency">
            <text:p>$31,692.85</text:p>
          </table:table-cell>
          <table:table-cell table:style-name="ce6" office:value-type="currency" office:currency="USD" office:value="24496.6900832592" calcext:value-type="currency">
            <text:p>$24,496.69</text:p>
          </table:table-cell>
          <table:table-cell table:style-name="ce7" office:value-type="currency" office:currency="USD" office:value="32893.6968887449" calcext:value-type="currency">
            <text:p>$32,893.70</text:p>
          </table:table-cell>
          <table:table-cell table:style-name="ce7" office:value-type="currency" office:currency="USD" office:value="19197.1045652379" calcext:value-type="currency">
            <text:p>$19,197.10</text:p>
          </table:table-cell>
          <table:table-cell table:style-name="ce7" office:value-type="currency" office:currency="USD" office:value="28259.5800179717" calcext:value-type="currency">
            <text:p>$28,259.58</text:p>
          </table:table-cell>
          <table:table-cell table:style-name="ce7" office:value-type="currency" office:currency="USD" office:value="26977.1201319279" calcext:value-type="currency">
            <text:p>$26,977.12</text:p>
          </table:table-cell>
          <table:table-cell table:number-columns-repeated="16"/>
        </table:table-row>
        <table:table-row table:style-name="ro2">
          <table:table-cell table:style-name="ce2" office:value-type="string" calcext:value-type="string">
            <text:p>2005-06</text:p>
          </table:table-cell>
          <table:table-cell table:style-name="ce6" office:value-type="currency" office:currency="USD" office:value="14077.4160080473" calcext:value-type="currency">
            <text:p>$14,077.42</text:p>
          </table:table-cell>
          <table:table-cell table:style-name="ce6" office:value-type="currency" office:currency="USD" office:value="7547.37832242501" calcext:value-type="currency">
            <text:p>$7,547.38</text:p>
          </table:table-cell>
          <table:table-cell table:style-name="ce6" office:value-type="currency" office:currency="USD" office:value="31777.639690434" calcext:value-type="currency">
            <text:p>$31,777.64</text:p>
          </table:table-cell>
          <table:table-cell table:style-name="ce6" office:value-type="currency" office:currency="USD" office:value="24884.7070064928" calcext:value-type="currency">
            <text:p>$24,884.71</text:p>
          </table:table-cell>
          <table:table-cell table:style-name="ce7" office:value-type="currency" office:currency="USD" office:value="33358.4101338253" calcext:value-type="currency">
            <text:p>$33,358.41</text:p>
          </table:table-cell>
          <table:table-cell table:style-name="ce7" office:value-type="currency" office:currency="USD" office:value="18984.420076388" calcext:value-type="currency">
            <text:p>$18,984.42</text:p>
          </table:table-cell>
          <table:table-cell table:style-name="ce7" office:value-type="currency" office:currency="USD" office:value="27002.0620764503" calcext:value-type="currency">
            <text:p>$27,002.06</text:p>
          </table:table-cell>
          <table:table-cell table:style-name="ce7" office:value-type="currency" office:currency="USD" office:value="29844.7691634211" calcext:value-type="currency">
            <text:p>$29,844.77</text:p>
          </table:table-cell>
          <table:table-cell table:number-columns-repeated="16"/>
        </table:table-row>
        <table:table-row table:style-name="ro2">
          <table:table-cell table:style-name="ce2" office:value-type="string" calcext:value-type="string">
            <text:p>2006-07</text:p>
          </table:table-cell>
          <table:table-cell table:style-name="ce6" office:value-type="currency" office:currency="USD" office:value="14503.4230796006" calcext:value-type="currency">
            <text:p>$14,503.42</text:p>
          </table:table-cell>
          <table:table-cell table:style-name="ce6" office:value-type="currency" office:currency="USD" office:value="7723.27520676775" calcext:value-type="currency">
            <text:p>$7,723.28</text:p>
          </table:table-cell>
          <table:table-cell table:style-name="ce6" office:value-type="currency" office:currency="USD" office:value="32773.773685201" calcext:value-type="currency">
            <text:p>$32,773.77</text:p>
          </table:table-cell>
          <table:table-cell table:style-name="ce6" office:value-type="currency" office:currency="USD" office:value="22987.79881714" calcext:value-type="currency">
            <text:p>$22,987.80</text:p>
          </table:table-cell>
          <table:table-cell table:style-name="ce7" office:value-type="currency" office:currency="USD" office:value="34362.2726643451" calcext:value-type="currency">
            <text:p>$34,362.27</text:p>
          </table:table-cell>
          <table:table-cell table:style-name="ce7" office:value-type="currency" office:currency="USD" office:value="20037.9690018118" calcext:value-type="currency">
            <text:p>$20,037.97</text:p>
          </table:table-cell>
          <table:table-cell table:style-name="ce7" office:value-type="currency" office:currency="USD" office:value="28003.6702649517" calcext:value-type="currency">
            <text:p>$28,003.67</text:p>
          </table:table-cell>
          <table:table-cell table:style-name="ce7" office:value-type="currency" office:currency="USD" office:value="24083.3221918522" calcext:value-type="currency">
            <text:p>$24,083.32</text:p>
          </table:table-cell>
          <table:table-cell table:number-columns-repeated="16"/>
        </table:table-row>
        <table:table-row table:style-name="ro2">
          <table:table-cell table:style-name="ce3" office:value-type="string" calcext:value-type="string">
            <text:p>2007-2008</text:p>
          </table:table-cell>
          <table:table-cell table:style-name="ce6" office:value-type="currency" office:currency="USD" office:value="14674.9621708876" calcext:value-type="currency">
            <text:p>$14,674.96</text:p>
          </table:table-cell>
          <table:table-cell table:style-name="ce6" office:value-type="currency" office:currency="USD" office:value="7622.86085223236" calcext:value-type="currency">
            <text:p>$7,622.86</text:p>
          </table:table-cell>
          <table:table-cell table:style-name="ce6" office:value-type="currency" office:currency="USD" office:value="33031.6035543813" calcext:value-type="currency">
            <text:p>$33,031.60</text:p>
          </table:table-cell>
          <table:table-cell table:style-name="ce6" office:value-type="currency" office:currency="USD" office:value="23697.5257485812" calcext:value-type="currency">
            <text:p>$23,697.53</text:p>
          </table:table-cell>
          <table:table-cell table:style-name="ce7" office:value-type="currency" office:currency="USD" office:value="35024.8796246891" calcext:value-type="currency">
            <text:p>$35,024.88</text:p>
          </table:table-cell>
          <table:table-cell table:style-name="ce7" office:value-type="currency" office:currency="USD" office:value="20607.2732595304" calcext:value-type="currency">
            <text:p>$20,607.27</text:p>
          </table:table-cell>
          <table:table-cell table:style-name="ce7" office:value-type="currency" office:currency="USD" office:value="27411.4598989189" calcext:value-type="currency">
            <text:p>$27,411.46</text:p>
          </table:table-cell>
          <table:table-cell table:style-name="ce7" office:value-type="currency" office:currency="USD" office:value="25704.7486349741" calcext:value-type="currency">
            <text:p>$25,704.75</text:p>
          </table:table-cell>
          <table:table-cell table:number-columns-repeated="16"/>
        </table:table-row>
        <table:table-row table:style-name="ro3">
          <table:table-cell table:style-name="ce4" office:value-type="string" calcext:value-type="string">
            <text:p>2008-2009</text:p>
          </table:table-cell>
          <table:table-cell table:style-name="ce7" office:value-type="currency" office:currency="USD" office:value="15371.0685295135" calcext:value-type="currency">
            <text:p>$15,371.07</text:p>
          </table:table-cell>
          <table:table-cell table:style-name="ce7" office:value-type="currency" office:currency="USD" office:value="8156.46209458388" calcext:value-type="currency">
            <text:p>$8,156.46</text:p>
          </table:table-cell>
          <table:table-cell table:style-name="ce7" office:value-type="currency" office:currency="USD" office:value="33705.6349275689" calcext:value-type="currency">
            <text:p>$33,705.63</text:p>
          </table:table-cell>
          <table:table-cell table:style-name="ce7" office:value-type="currency" office:currency="USD" office:value="24493.6471868493" calcext:value-type="currency">
            <text:p>$24,493.65</text:p>
          </table:table-cell>
          <table:table-cell table:style-name="ce7" office:value-type="currency" office:currency="USD" office:value="36432.9334130973" calcext:value-type="currency">
            <text:p>$36,432.93</text:p>
          </table:table-cell>
          <table:table-cell table:style-name="ce7" office:value-type="currency" office:currency="USD" office:value="21847.2988366605" calcext:value-type="currency">
            <text:p>$21,847.30</text:p>
          </table:table-cell>
          <table:table-cell table:style-name="ce7" office:value-type="currency" office:currency="USD" office:value="26348.3116139612" calcext:value-type="currency">
            <text:p>$26,348.31</text:p>
          </table:table-cell>
          <table:table-cell table:style-name="ce7" office:value-type="currency" office:currency="USD" office:value="26587.1649279449" calcext:value-type="currency">
            <text:p>$26,587.16</text:p>
          </table:table-cell>
          <table:table-cell table:number-columns-repeated="16"/>
        </table:table-row>
        <table:table-row table:style-name="ro4">
          <table:table-cell table:style-name="ce3" office:value-type="string" calcext:value-type="string">
            <text:p>2009-2010</text:p>
          </table:table-cell>
          <table:table-cell table:style-name="ce7" office:value-type="currency" office:currency="USD" office:value="16026.8309120397" calcext:value-type="currency">
            <text:p>$16,026.83</text:p>
          </table:table-cell>
          <table:table-cell table:style-name="ce7" office:value-type="currency" office:currency="USD" office:value="8222.54099798464" calcext:value-type="currency">
            <text:p>$8,222.54</text:p>
          </table:table-cell>
          <table:table-cell table:style-name="ce7" office:value-type="currency" office:currency="USD" office:value="33611.5787193177" calcext:value-type="currency">
            <text:p>$33,611.58</text:p>
          </table:table-cell>
          <table:table-cell table:style-name="ce7" office:value-type="currency" office:currency="USD" office:value="26133.9182051179" calcext:value-type="currency">
            <text:p>$26,133.92</text:p>
          </table:table-cell>
          <table:table-cell table:style-name="ce7" office:value-type="currency" office:currency="USD" office:value="37425.8896624524" calcext:value-type="currency">
            <text:p>$37,425.89</text:p>
          </table:table-cell>
          <table:table-cell table:style-name="ce7" office:value-type="currency" office:currency="USD" office:value="22177.1178279662" calcext:value-type="currency">
            <text:p>$22,177.12</text:p>
          </table:table-cell>
          <table:table-cell table:style-name="ce7" office:value-type="currency" office:currency="USD" office:value="25144.3680671102" calcext:value-type="currency">
            <text:p>$25,144.37</text:p>
          </table:table-cell>
          <table:table-cell table:style-name="ce7" office:value-type="currency" office:currency="USD" office:value="27745.7840935384" calcext:value-type="currency">
            <text:p>$27,745.78</text:p>
          </table:table-cell>
          <table:table-cell table:number-columns-repeated="16"/>
        </table:table-row>
        <table:table-row table:style-name="ro4">
          <table:table-cell table:style-name="ce3" office:value-type="string" calcext:value-type="string">
            <text:p>2010-2011</text:p>
          </table:table-cell>
          <table:table-cell table:style-name="ce7" office:value-type="currency" office:currency="USD" office:value="16657.067267765" calcext:value-type="currency">
            <text:p>$16,657.07</text:p>
          </table:table-cell>
          <table:table-cell table:style-name="ce7" office:value-type="currency" office:currency="USD" office:value="8459.90314524951" calcext:value-type="currency">
            <text:p>$8,459.90</text:p>
          </table:table-cell>
          <table:table-cell table:style-name="ce7" office:value-type="currency" office:currency="USD" office:value="34130.9982582852" calcext:value-type="currency">
            <text:p>$34,131.00</text:p>
          </table:table-cell>
          <table:table-cell table:style-name="ce7" office:value-type="currency" office:currency="USD" office:value="24978.906318453" calcext:value-type="currency">
            <text:p>$24,978.91</text:p>
          </table:table-cell>
          <table:table-cell table:style-name="ce7" office:value-type="currency" office:currency="USD" office:value="38052.5222876844" calcext:value-type="currency">
            <text:p>$38,052.52</text:p>
          </table:table-cell>
          <table:table-cell table:style-name="ce7" office:value-type="currency" office:currency="USD" office:value="21027.0693922982" calcext:value-type="currency">
            <text:p>$21,027.07</text:p>
          </table:table-cell>
          <table:table-cell table:style-name="ce7" office:value-type="currency" office:currency="USD" office:value="24392.5337534877" calcext:value-type="currency">
            <text:p>$24,392.53</text:p>
          </table:table-cell>
          <table:table-cell table:style-name="ce7" office:value-type="currency" office:currency="USD" office:value="27873.7591848998" calcext:value-type="currency">
            <text:p>$27,873.76</text:p>
          </table:table-cell>
          <table:table-cell table:number-columns-repeated="16"/>
        </table:table-row>
        <table:table-row table:style-name="ro4">
          <table:table-cell table:style-name="ce3" office:value-type="string" calcext:value-type="string">
            <text:p>2011-2012</text:p>
          </table:table-cell>
          <table:table-cell table:style-name="ce7" office:value-type="currency" office:currency="USD" office:value="17084.3999116359" calcext:value-type="currency">
            <text:p>$17,084.40</text:p>
          </table:table-cell>
          <table:table-cell table:style-name="ce7" office:value-type="currency" office:currency="USD" office:value="8715.09377112558" calcext:value-type="currency">
            <text:p>$8,715.09</text:p>
          </table:table-cell>
          <table:table-cell table:style-name="ce7" office:value-type="currency" office:currency="USD" office:value="34234.0541135297" calcext:value-type="currency">
            <text:p>$34,234.05</text:p>
          </table:table-cell>
          <table:table-cell table:style-name="ce7" office:value-type="currency" office:currency="USD" office:value="24048.530425727" calcext:value-type="currency">
            <text:p>$24,048.53</text:p>
          </table:table-cell>
          <table:table-cell table:style-name="ce7" office:value-type="currency" office:currency="USD" office:value="38464.292519424" calcext:value-type="currency">
            <text:p>$38,464.29</text:p>
          </table:table-cell>
          <table:table-cell table:style-name="ce7" office:value-type="currency" office:currency="USD" office:value="23306.9583872074" calcext:value-type="currency">
            <text:p>$23,306.96</text:p>
          </table:table-cell>
          <table:table-cell table:style-name="ce7" office:value-type="currency" office:currency="USD" office:value="23305.556313966" calcext:value-type="currency">
            <text:p>$23,305.56</text:p>
          </table:table-cell>
          <table:table-cell table:style-name="ce7" office:value-type="currency" office:currency="USD" office:value="23988.5378617529" calcext:value-type="currency">
            <text:p>$23,988.54</text:p>
          </table:table-cell>
          <table:table-cell table:number-columns-repeated="16"/>
        </table:table-row>
        <table:table-row table:style-name="ro4">
          <table:table-cell table:style-name="ce3" office:value-type="string" calcext:value-type="string">
            <text:p>2012-2013</text:p>
          </table:table-cell>
          <table:table-cell table:style-name="ce7" office:value-type="currency" office:currency="USD" office:value="17474.4580341351" calcext:value-type="currency">
            <text:p>$17,474.46</text:p>
          </table:table-cell>
          <table:table-cell table:style-name="ce7" office:value-type="currency" office:currency="USD" office:value="8928.0509617294" calcext:value-type="currency">
            <text:p>$8,928.05</text:p>
          </table:table-cell>
          <table:table-cell table:style-name="ce7" office:value-type="currency" office:currency="USD" office:value="35074.3939489784" calcext:value-type="currency">
            <text:p>$35,074.39</text:p>
          </table:table-cell>
          <table:table-cell table:style-name="ce7" office:value-type="currency" office:currency="USD" office:value="23328.3667166183" calcext:value-type="currency">
            <text:p>$23,328.37</text:p>
          </table:table-cell>
          <table:table-cell table:style-name="ce7" office:value-type="currency" office:currency="USD" office:value="39301.9145040334" calcext:value-type="currency">
            <text:p>$39,301.91</text:p>
          </table:table-cell>
          <table:table-cell table:style-name="ce7" office:value-type="currency" office:currency="USD" office:value="22110.0192492746" calcext:value-type="currency">
            <text:p>$22,110.02</text:p>
          </table:table-cell>
          <table:table-cell table:style-name="ce7" office:value-type="currency" office:currency="USD" office:value="23083.3273634629" calcext:value-type="currency">
            <text:p>$23,083.33</text:p>
          </table:table-cell>
          <table:table-cell table:style-name="ce7" office:value-type="currency" office:currency="USD" office:value="23991.3975440955" calcext:value-type="currency">
            <text:p>$23,991.40</text:p>
          </table:table-cell>
          <table:table-cell table:number-columns-repeated="16"/>
        </table:table-row>
        <table:table-row table:style-name="ro1" table:number-rows-repeated="21">
          <table:table-cell table:number-columns-repeated="25"/>
        </table:table-row>
        <table:table-row table:style-name="ro1">
          <table:table-cell table:style-name="ce1" office:value-type="string" calcext:value-type="string">
            <text:p>NOTES</text:p>
          </table:table-cell>
          <table:table-cell table:number-columns-repeated="24"/>
        </table:table-row>
        <table:table-row table:style-name="ro5">
          <table:table-cell table:style-name="ce5" office:value-type="string" calcext:value-type="string" table:number-columns-spanned="25" table:number-rows-spanned="1">
            <text:p>\1\Constant dollars based on the Consumer Price Index, prepared by the Bureau of Labor Statistics, U.S. Department of Labor, adjusted to a school-year basis.</text:p>
          </table:table-cell>
          <table:covered-table-cell table:number-columns-repeated="10" table:style-name="ce8"/>
          <table:covered-table-cell/>
          <table:covered-table-cell table:number-columns-repeated="13" table:style-name="ce8"/>
        </table:table-row>
        <table:table-row table:style-name="ro5">
          <table:table-cell table:style-name="ce5" office:value-type="string" calcext:value-type="string" table:number-columns-spanned="25" table:number-rows-spanned="1">
            <text:p>\2\For public institutions, in-state tuition and required fees are used.</text:p>
          </table:table-cell>
          <table:covered-table-cell table:number-columns-repeated="10" table:style-name="ce9"/>
          <table:covered-table-cell/>
          <table:covered-table-cell table:number-columns-repeated="13" table:style-name="ce9"/>
        </table:table-row>
        <table:table-row table:style-name="ro6">
          <table:table-cell table:style-name="ce5" office:value-type="string" calcext:value-type="string" table:number-columns-spanned="25" table:number-rows-spanned="1">
            <text:p>\3\Data for 1986-87 and later years reflect a basis of 20 meals per week, while data for earlier years are for meals served 7 days a week (the number of meals per day was not specified). Because of this revision in data collection and tabulation procedures, data are not entirely comparable with figures for previous years. In particular, data on board rates are somewhat higher than in earlier years because they reflect the basis of 20 meals per week rather than meals served 7 days a week. Since many institutions serve fewer than 3 meals each day, the 1986-87 and later data reflect a more accurate accounting of total board costs. </text:p>
          </table:table-cell>
          <table:covered-table-cell table:number-columns-repeated="10" table:style-name="ce9"/>
          <table:covered-table-cell/>
          <table:covered-table-cell table:style-name="ce9"/>
          <table:covered-table-cell table:number-columns-repeated="12" table:style-name="ce11"/>
        </table:table-row>
        <table:table-row table:style-name="ro5">
          <table:table-cell table:style-name="ce5" office:value-type="string" calcext:value-type="string" table:number-columns-spanned="25" table:number-rows-spanned="1">
            <text:p>\4\Room and board data are estimated. <text:s text:c="3"/></text:p>
          </table:table-cell>
          <table:covered-table-cell table:number-columns-repeated="10" table:style-name="ce9"/>
          <table:covered-table-cell/>
          <table:covered-table-cell table:style-name="ce9"/>
          <table:covered-table-cell table:number-columns-repeated="12" table:style-name="ce11"/>
        </table:table-row>
        <table:table-row table:style-name="ro7">
          <table:table-cell table:style-name="ce5" office:value-type="string" calcext:value-type="string" table:number-columns-spanned="25" table:number-rows-spanned="1">
            <text:p>NOTE: Data are for the entire academic year and are average charges for full-time students. Tuition and fees were weighted by the number of full-time-equivalent undergraduates, but were not adjusted to reflect student residency. Room and board are based on full-time students. Data through 1995-96 are for institutions of higher education, while later data are for degree-granting institutions. Degree-granting institutions grant associate’s or higher degrees and participate in Title IV federal financial aid programs. The degree-granting classification is very similar to the earlier higher education classification, but it includes more 2-year colleges and excludes a few higher education institutions that did not grant degrees. Because of their low response rate, data for private 2-year colleges must be interpreted with caution. Some data have been revised from previously published figures. Detail may not sum to totals because of rounding.</text:p>
          </table:table-cell>
          <table:covered-table-cell table:number-columns-repeated="10" table:style-name="ce9"/>
          <table:covered-table-cell/>
          <table:covered-table-cell table:style-name="ce9"/>
          <table:covered-table-cell table:number-columns-repeated="12" table:style-name="ce11"/>
        </table:table-row>
        <table:table-row table:style-name="ro8">
          <table:table-cell table:style-name="ce5" office:value-type="string" calcext:value-type="string" table:number-columns-spanned="25" table:number-rows-spanned="1">
            <text:p>SOURCE: U.S. Department of Education, National Center for Education Statistics, <text:span text:style-name="T2">Projections of Education Statistics to 1986-87</text:span><text:span text:style-name="T3">; Higher Education General Information Survey (HEGIS), "Institutional Characteristics of Colleges and Universities" surveys, 1969-70 through 1985-86; "Fall Enrollment in Institutions of Higher Education" surveys, 1963 through 1985; Integrated Postsecondary Education Data System (IPEDS), "Fall Enrollment Survey" (IPEDS-EF:86-99) and "Institutional Characteristics Survey" (IPEDS-IC:86-99); IPEDS Spring 2001 through Spring 2013, Enrollment component; and IPEDS Fall 2000 through Fall 2012, Institutional Characteristics component. (This table was prepared March 2014.)</text:span></text:p>
          </table:table-cell>
          <table:covered-table-cell table:number-columns-repeated="10" table:style-name="ce9"/>
          <table:covered-table-cell/>
          <table:covered-table-cell table:style-name="ce9"/>
          <table:covered-table-cell table:number-columns-repeated="12" table:style-name="ce11"/>
        </table:table-row>
        <table:table-row table:style-name="ro1">
          <table:table-cell table:number-columns-repeated="25"/>
        </table:table-row>
        <table:table-row table:style-name="ro1">
          <table:table-cell office:value-type="string" calcext:value-type="string">
            <text:p>Minimum Wage for the given year in 2013 constant dollars were calculated by averaging the adjusted values for the corresponding school years.</text:p>
          </table:table-cell>
          <table:table-cell table:number-columns-repeated="24"/>
        </table:table-row>
      </table:table>
      <table:table table:name="Minimum Wage Adjusted to 2013 Dollars" table:style-name="ta1">
        <table:table-column table:style-name="co1" table:number-columns-repeated="2" table:default-cell-style-name="Default"/>
        <table:table-row table:style-name="ro1">
          <table:table-cell office:value-type="string" calcext:value-type="string">
            <text:p>Year</text:p>
          </table:table-cell>
          <table:table-cell office:value-type="string" calcext:value-type="string">
            <text:p>Adjusted Minimum Wage</text:p>
          </table:table-cell>
        </table:table-row>
        <table:table-row table:style-name="ro1">
          <table:table-cell office:value-type="float" office:value="1963" calcext:value-type="float">
            <text:p>1963</text:p>
          </table:table-cell>
          <table:table-cell office:value-type="float" office:value="9.52" calcext:value-type="float">
            <text:p>9.52</text:p>
          </table:table-cell>
        </table:table-row>
        <table:table-row table:style-name="ro1">
          <table:table-cell office:value-type="float" office:value="1964" calcext:value-type="float">
            <text:p>1964</text:p>
          </table:table-cell>
          <table:table-cell office:value-type="float" office:value="9.39" calcext:value-type="float">
            <text:p>9.39</text:p>
          </table:table-cell>
        </table:table-row>
        <table:table-row table:style-name="ro1">
          <table:table-cell office:value-type="float" office:value="1965" calcext:value-type="float">
            <text:p>1965</text:p>
          </table:table-cell>
          <table:table-cell office:value-type="float" office:value="9.24" calcext:value-type="float">
            <text:p>9.24</text:p>
          </table:table-cell>
        </table:table-row>
        <table:table-row table:style-name="ro1">
          <table:table-cell office:value-type="float" office:value="1966" calcext:value-type="float">
            <text:p>1966</text:p>
          </table:table-cell>
          <table:table-cell office:value-type="float" office:value="8.99" calcext:value-type="float">
            <text:p>8.99</text:p>
          </table:table-cell>
        </table:table-row>
        <table:table-row table:style-name="ro1">
          <table:table-cell office:value-type="float" office:value="1967" calcext:value-type="float">
            <text:p>1967</text:p>
          </table:table-cell>
          <table:table-cell office:value-type="float" office:value="9.76" calcext:value-type="float">
            <text:p>9.76</text:p>
          </table:table-cell>
        </table:table-row>
        <table:table-row table:style-name="ro1">
          <table:table-cell office:value-type="float" office:value="1968" calcext:value-type="float">
            <text:p>1968</text:p>
          </table:table-cell>
          <table:table-cell office:value-type="float" office:value="10.71" calcext:value-type="float">
            <text:p>10.71</text:p>
          </table:table-cell>
        </table:table-row>
        <table:table-row table:style-name="ro1">
          <table:table-cell office:value-type="float" office:value="1969" calcext:value-type="float">
            <text:p>1969</text:p>
          </table:table-cell>
          <table:table-cell office:value-type="float" office:value="10.16" calcext:value-type="float">
            <text:p>10.16</text:p>
          </table:table-cell>
        </table:table-row>
        <table:table-row table:style-name="ro1">
          <table:table-cell office:value-type="float" office:value="1970" calcext:value-type="float">
            <text:p>1970</text:p>
          </table:table-cell>
          <table:table-cell office:value-type="float" office:value="9.61" calcext:value-type="float">
            <text:p>9.61</text:p>
          </table:table-cell>
        </table:table-row>
        <table:table-row table:style-name="ro1">
          <table:table-cell office:value-type="float" office:value="1971" calcext:value-type="float">
            <text:p>1971</text:p>
          </table:table-cell>
          <table:table-cell office:value-type="float" office:value="9.2" calcext:value-type="float">
            <text:p>9.2</text:p>
          </table:table-cell>
        </table:table-row>
        <table:table-row table:style-name="ro1">
          <table:table-cell office:value-type="float" office:value="1972" calcext:value-type="float">
            <text:p>1972</text:p>
          </table:table-cell>
          <table:table-cell office:value-type="float" office:value="8.92" calcext:value-type="float">
            <text:p>8.92</text:p>
          </table:table-cell>
        </table:table-row>
        <table:table-row table:style-name="ro1">
          <table:table-cell office:value-type="float" office:value="1973" calcext:value-type="float">
            <text:p>1973</text:p>
          </table:table-cell>
          <table:table-cell office:value-type="float" office:value="8.39" calcext:value-type="float">
            <text:p>8.39</text:p>
          </table:table-cell>
        </table:table-row>
        <table:table-row table:style-name="ro1">
          <table:table-cell office:value-type="float" office:value="1974" calcext:value-type="float">
            <text:p>1974</text:p>
          </table:table-cell>
          <table:table-cell office:value-type="float" office:value="7.56" calcext:value-type="float">
            <text:p>7.56</text:p>
          </table:table-cell>
        </table:table-row>
        <table:table-row table:style-name="ro1">
          <table:table-cell office:value-type="float" office:value="1975" calcext:value-type="float">
            <text:p>1975</text:p>
          </table:table-cell>
          <table:table-cell office:value-type="float" office:value="9.09" calcext:value-type="float">
            <text:p>9.09</text:p>
          </table:table-cell>
        </table:table-row>
        <table:table-row table:style-name="ro1">
          <table:table-cell office:value-type="float" office:value="1976" calcext:value-type="float">
            <text:p>1976</text:p>
          </table:table-cell>
          <table:table-cell office:value-type="float" office:value="9.42" calcext:value-type="float">
            <text:p>9.42</text:p>
          </table:table-cell>
        </table:table-row>
        <table:table-row table:style-name="ro1">
          <table:table-cell office:value-type="float" office:value="1977" calcext:value-type="float">
            <text:p>1977</text:p>
          </table:table-cell>
          <table:table-cell office:value-type="float" office:value="8.84" calcext:value-type="float">
            <text:p>8.84</text:p>
          </table:table-cell>
        </table:table-row>
        <table:table-row table:style-name="ro1">
          <table:table-cell office:value-type="float" office:value="1978" calcext:value-type="float">
            <text:p>1978</text:p>
          </table:table-cell>
          <table:table-cell office:value-type="float" office:value="8.22" calcext:value-type="float">
            <text:p>8.22</text:p>
          </table:table-cell>
        </table:table-row>
        <table:table-row table:style-name="ro1">
          <table:table-cell office:value-type="float" office:value="1979" calcext:value-type="float">
            <text:p>1979</text:p>
          </table:table-cell>
          <table:table-cell office:value-type="float" office:value="9.31" calcext:value-type="float">
            <text:p>9.31</text:p>
          </table:table-cell>
        </table:table-row>
        <table:table-row table:style-name="ro1">
          <table:table-cell office:value-type="float" office:value="1980" calcext:value-type="float">
            <text:p>1980</text:p>
          </table:table-cell>
          <table:table-cell office:value-type="float" office:value="8.76" calcext:value-type="float">
            <text:p>8.76</text:p>
          </table:table-cell>
        </table:table-row>
        <table:table-row table:style-name="ro1">
          <table:table-cell office:value-type="float" office:value="1981" calcext:value-type="float">
            <text:p>1981</text:p>
          </table:table-cell>
          <table:table-cell office:value-type="float" office:value="8.59" calcext:value-type="float">
            <text:p>8.59</text:p>
          </table:table-cell>
        </table:table-row>
        <table:table-row table:style-name="ro1">
          <table:table-cell office:value-type="float" office:value="1982" calcext:value-type="float">
            <text:p>1982</text:p>
          </table:table-cell>
          <table:table-cell office:value-type="float" office:value="8.09" calcext:value-type="float">
            <text:p>8.09</text:p>
          </table:table-cell>
        </table:table-row>
        <table:table-row table:style-name="ro1">
          <table:table-cell office:value-type="float" office:value="1983" calcext:value-type="float">
            <text:p>1983</text:p>
          </table:table-cell>
          <table:table-cell office:value-type="float" office:value="7.84" calcext:value-type="float">
            <text:p>7.84</text:p>
          </table:table-cell>
        </table:table-row>
        <table:table-row table:style-name="ro1">
          <table:table-cell office:value-type="float" office:value="1984" calcext:value-type="float">
            <text:p>1984</text:p>
          </table:table-cell>
          <table:table-cell office:value-type="float" office:value="7.51" calcext:value-type="float">
            <text:p>7.51</text:p>
          </table:table-cell>
        </table:table-row>
        <table:table-row table:style-name="ro1">
          <table:table-cell office:value-type="float" office:value="1985" calcext:value-type="float">
            <text:p>1985</text:p>
          </table:table-cell>
          <table:table-cell office:value-type="float" office:value="7.25" calcext:value-type="float">
            <text:p>7.25</text:p>
          </table:table-cell>
        </table:table-row>
        <table:table-row table:style-name="ro1">
          <table:table-cell office:value-type="float" office:value="1986" calcext:value-type="float">
            <text:p>1986</text:p>
          </table:table-cell>
          <table:table-cell office:value-type="float" office:value="7.12" calcext:value-type="float">
            <text:p>7.12</text:p>
          </table:table-cell>
        </table:table-row>
        <table:table-row table:style-name="ro1">
          <table:table-cell office:value-type="float" office:value="1987" calcext:value-type="float">
            <text:p>1987</text:p>
          </table:table-cell>
          <table:table-cell office:value-type="float" office:value="6.87" calcext:value-type="float">
            <text:p>6.87</text:p>
          </table:table-cell>
        </table:table-row>
        <table:table-row table:style-name="ro1">
          <table:table-cell office:value-type="float" office:value="1988" calcext:value-type="float">
            <text:p>1988</text:p>
          </table:table-cell>
          <table:table-cell office:value-type="float" office:value="6.6" calcext:value-type="float">
            <text:p>6.6</text:p>
          </table:table-cell>
        </table:table-row>
        <table:table-row table:style-name="ro1">
          <table:table-cell office:value-type="float" office:value="1989" calcext:value-type="float">
            <text:p>1989</text:p>
          </table:table-cell>
          <table:table-cell office:value-type="float" office:value="6.29" calcext:value-type="float">
            <text:p>6.29</text:p>
          </table:table-cell>
        </table:table-row>
        <table:table-row table:style-name="ro1">
          <table:table-cell office:value-type="float" office:value="1990" calcext:value-type="float">
            <text:p>1990</text:p>
          </table:table-cell>
          <table:table-cell office:value-type="float" office:value="6.77" calcext:value-type="float">
            <text:p>6.77</text:p>
          </table:table-cell>
        </table:table-row>
        <table:table-row table:style-name="ro1">
          <table:table-cell office:value-type="float" office:value="1991" calcext:value-type="float">
            <text:p>1991</text:p>
          </table:table-cell>
          <table:table-cell office:value-type="float" office:value="7.27" calcext:value-type="float">
            <text:p>7.27</text:p>
          </table:table-cell>
        </table:table-row>
        <table:table-row table:style-name="ro1">
          <table:table-cell office:value-type="float" office:value="1992" calcext:value-type="float">
            <text:p>1992</text:p>
          </table:table-cell>
          <table:table-cell office:value-type="float" office:value="7.06" calcext:value-type="float">
            <text:p>7.06</text:p>
          </table:table-cell>
        </table:table-row>
        <table:table-row table:style-name="ro1">
          <table:table-cell office:value-type="float" office:value="1993" calcext:value-type="float">
            <text:p>1993</text:p>
          </table:table-cell>
          <table:table-cell office:value-type="float" office:value="6.85" calcext:value-type="float">
            <text:p>6.85</text:p>
          </table:table-cell>
        </table:table-row>
        <table:table-row table:style-name="ro1">
          <table:table-cell office:value-type="float" office:value="1994" calcext:value-type="float">
            <text:p>1994</text:p>
          </table:table-cell>
          <table:table-cell office:value-type="float" office:value="6.68" calcext:value-type="float">
            <text:p>6.68</text:p>
          </table:table-cell>
        </table:table-row>
        <table:table-row table:style-name="ro1">
          <table:table-cell office:value-type="float" office:value="1995" calcext:value-type="float">
            <text:p>1995</text:p>
          </table:table-cell>
          <table:table-cell office:value-type="float" office:value="6.5" calcext:value-type="float">
            <text:p>6.5</text:p>
          </table:table-cell>
        </table:table-row>
        <table:table-row table:style-name="ro1">
          <table:table-cell office:value-type="float" office:value="1996" calcext:value-type="float">
            <text:p>1996</text:p>
          </table:table-cell>
          <table:table-cell office:value-type="float" office:value="7.05" calcext:value-type="float">
            <text:p>7.05</text:p>
          </table:table-cell>
        </table:table-row>
        <table:table-row table:style-name="ro1">
          <table:table-cell office:value-type="float" office:value="1997" calcext:value-type="float">
            <text:p>1997</text:p>
          </table:table-cell>
          <table:table-cell office:value-type="float" office:value="7.47" calcext:value-type="float">
            <text:p>7.47</text:p>
          </table:table-cell>
        </table:table-row>
        <table:table-row table:style-name="ro1">
          <table:table-cell office:value-type="float" office:value="1998" calcext:value-type="float">
            <text:p>1998</text:p>
          </table:table-cell>
          <table:table-cell office:value-type="float" office:value="7.36" calcext:value-type="float">
            <text:p>7.36</text:p>
          </table:table-cell>
        </table:table-row>
        <table:table-row table:style-name="ro1">
          <table:table-cell office:value-type="float" office:value="1999" calcext:value-type="float">
            <text:p>1999</text:p>
          </table:table-cell>
          <table:table-cell office:value-type="float" office:value="7.2" calcext:value-type="float">
            <text:p>7.2</text:p>
          </table:table-cell>
        </table:table-row>
        <table:table-row table:style-name="ro1">
          <table:table-cell office:value-type="float" office:value="2000" calcext:value-type="float">
            <text:p>2000</text:p>
          </table:table-cell>
          <table:table-cell office:value-type="float" office:value="6.97" calcext:value-type="float">
            <text:p>6.97</text:p>
          </table:table-cell>
        </table:table-row>
        <table:table-row table:style-name="ro1">
          <table:table-cell office:value-type="float" office:value="2001" calcext:value-type="float">
            <text:p>2001</text:p>
          </table:table-cell>
          <table:table-cell office:value-type="float" office:value="6.77" calcext:value-type="float">
            <text:p>6.77</text:p>
          </table:table-cell>
        </table:table-row>
        <table:table-row table:style-name="ro1">
          <table:table-cell office:value-type="float" office:value="2002" calcext:value-type="float">
            <text:p>2002</text:p>
          </table:table-cell>
          <table:table-cell office:value-type="float" office:value="6.67" calcext:value-type="float">
            <text:p>6.67</text:p>
          </table:table-cell>
        </table:table-row>
        <table:table-row table:style-name="ro1">
          <table:table-cell office:value-type="float" office:value="2003" calcext:value-type="float">
            <text:p>2003</text:p>
          </table:table-cell>
          <table:table-cell office:value-type="float" office:value="6.52" calcext:value-type="float">
            <text:p>6.52</text:p>
          </table:table-cell>
        </table:table-row>
        <table:table-row table:style-name="ro1">
          <table:table-cell office:value-type="float" office:value="2004" calcext:value-type="float">
            <text:p>2004</text:p>
          </table:table-cell>
          <table:table-cell office:value-type="float" office:value="6.35" calcext:value-type="float">
            <text:p>6.35</text:p>
          </table:table-cell>
        </table:table-row>
        <table:table-row table:style-name="ro1">
          <table:table-cell office:value-type="float" office:value="2005" calcext:value-type="float">
            <text:p>2005</text:p>
          </table:table-cell>
          <table:table-cell office:value-type="float" office:value="6.14" calcext:value-type="float">
            <text:p>6.14</text:p>
          </table:table-cell>
        </table:table-row>
        <table:table-row table:style-name="ro1">
          <table:table-cell office:value-type="float" office:value="2006" calcext:value-type="float">
            <text:p>2006</text:p>
          </table:table-cell>
          <table:table-cell office:value-type="float" office:value="5.95" calcext:value-type="float">
            <text:p>5.95</text:p>
          </table:table-cell>
        </table:table-row>
        <table:table-row table:style-name="ro1">
          <table:table-cell office:value-type="float" office:value="2007" calcext:value-type="float">
            <text:p>2007</text:p>
          </table:table-cell>
          <table:table-cell office:value-type="float" office:value="6.57" calcext:value-type="float">
            <text:p>6.57</text:p>
          </table:table-cell>
        </table:table-row>
        <table:table-row table:style-name="ro1">
          <table:table-cell office:value-type="float" office:value="2008" calcext:value-type="float">
            <text:p>2008</text:p>
          </table:table-cell>
          <table:table-cell office:value-type="float" office:value="7.09" calcext:value-type="float">
            <text:p>7.09</text:p>
          </table:table-cell>
        </table:table-row>
        <table:table-row table:style-name="ro1">
          <table:table-cell office:value-type="float" office:value="2009" calcext:value-type="float">
            <text:p>2009</text:p>
          </table:table-cell>
          <table:table-cell office:value-type="float" office:value="7.87" calcext:value-type="float">
            <text:p>7.87</text:p>
          </table:table-cell>
        </table:table-row>
        <table:table-row table:style-name="ro1">
          <table:table-cell office:value-type="float" office:value="2010" calcext:value-type="float">
            <text:p>2010</text:p>
          </table:table-cell>
          <table:table-cell office:value-type="float" office:value="7.75" calcext:value-type="float">
            <text:p>7.75</text:p>
          </table:table-cell>
        </table:table-row>
        <table:table-row table:style-name="ro1">
          <table:table-cell office:value-type="float" office:value="2011" calcext:value-type="float">
            <text:p>2011</text:p>
          </table:table-cell>
          <table:table-cell office:value-type="float" office:value="7.51" calcext:value-type="float">
            <text:p>7.51</text:p>
          </table:table-cell>
        </table:table-row>
        <table:table-row table:style-name="ro1">
          <table:table-cell office:value-type="float" office:value="2012" calcext:value-type="float">
            <text:p>2012</text:p>
          </table:table-cell>
          <table:table-cell office:value-type="float" office:value="7.36" calcext:value-type="float">
            <text:p>7.36</text:p>
          </table:table-cell>
        </table:table-row>
        <table:table-row table:style-name="ro1">
          <table:table-cell office:value-type="float" office:value="2013" calcext:value-type="float">
            <text:p>2013</text:p>
          </table:table-cell>
          <table:table-cell office:value-type="float" office:value="7.25" calcext:value-type="float">
            <text:p>7.25</text:p>
          </table:table-cell>
        </table:table-row>
      </table:table>
      <table:table table:name="4 Year College Costs as Minimum Wage Hours" table:style-name="ta1">
        <table:table-column table:style-name="co1" table:default-cell-style-name="ce15"/>
        <table:table-column table:style-name="co8" table:default-cell-style-name="ce25"/>
        <table:table-column table:style-name="co9" table:number-columns-repeated="2" table:default-cell-style-name="ce26"/>
        <table:table-column table:style-name="co10" table:default-cell-style-name="ce26"/>
        <table:table-column table:style-name="co11" table:default-cell-style-name="ce26"/>
        <table:table-row table:style-name="ro1">
          <table:table-cell table:style-name="ce14" office:value-type="string" calcext:value-type="string">
            <text:p>School Year</text:p>
          </table:table-cell>
          <table:table-cell table:style-name="ce14" office:value-type="string" calcext:value-type="string">
            <text:p>Minimum Wage</text:p>
          </table:table-cell>
          <table:table-cell table:style-name="ce14" office:value-type="string" calcext:value-type="string">
            <text:p>Hours MinWage for Pub 4-Year</text:p>
          </table:table-cell>
          <table:table-cell table:style-name="ce14" office:value-type="string" calcext:value-type="string">
            <text:p>Hours MinWage for Priv 4-Year</text:p>
          </table:table-cell>
          <table:table-cell table:style-name="ce14" office:value-type="string" calcext:value-type="string">
            <text:p>Hours MinWage for Priv Non-Profit 4-Year</text:p>
          </table:table-cell>
          <table:table-cell table:style-name="ce14" office:value-type="string" calcext:value-type="string">
            <text:p>Hours MinWage for Priv For-Profit 4-Year</text:p>
          </table:table-cell>
        </table:table-row>
        <table:table-row table:style-name="ro2">
          <table:table-cell office:value-type="string" calcext:value-type="string">
            <text:p>1986-87</text:p>
          </table:table-cell>
          <table:table-cell table:formula="of:=(['Minimum Wage Adjusted to 2013 Dollars'.B26]+['Minimum Wage Adjusted to 2013 Dollars'.B25])/2" office:value-type="currency" office:currency="USD" office:value="6.995" calcext:value-type="currency">
            <text:p>$7.00</text:p>
          </table:table-cell>
          <table:table-cell table:formula="of:=['College Costs'.B3]/['4 Year College Costs as Minimum Wage Hours'.B2]" office:value-type="float" office:value="1230.29234617158" calcext:value-type="float">
            <text:p>1,230.29</text:p>
          </table:table-cell>
          <table:table-cell table:formula="of:=['College Costs'.D3]/['4 Year College Costs as Minimum Wage Hours'.B2]" office:value-type="float" office:value="2985.10436222569" calcext:value-type="float">
            <text:p>2,985.10</text:p>
          </table:table-cell>
          <table:table-cell table:number-columns-repeated="2" table:style-name="ce23" office:value-type="string" calcext:value-type="string">
            <text:p>NA</text:p>
          </table:table-cell>
        </table:table-row>
        <table:table-row table:style-name="ro2">
          <table:table-cell office:value-type="string" calcext:value-type="string">
            <text:p>1987-88</text:p>
          </table:table-cell>
          <table:table-cell table:formula="of:=(['Minimum Wage Adjusted to 2013 Dollars'.B27]+['Minimum Wage Adjusted to 2013 Dollars'.B26])/2" office:value-type="currency" office:currency="USD" office:value="6.735" calcext:value-type="currency">
            <text:p>$6.74</text:p>
          </table:table-cell>
          <table:table-cell table:formula="of:=['College Costs'.B4]/['4 Year College Costs as Minimum Wage Hours'.B3]" office:value-type="float" office:value="1305.6554462951" calcext:value-type="float">
            <text:p>1,305.66</text:p>
          </table:table-cell>
          <table:table-cell table:formula="of:=['College Costs'.D4]/['4 Year College Costs as Minimum Wage Hours'.B3]" office:value-type="float" office:value="3160.79838837874" calcext:value-type="float">
            <text:p>3,160.80</text:p>
          </table:table-cell>
          <table:table-cell table:number-columns-repeated="2" table:style-name="ce23" office:value-type="string" calcext:value-type="string">
            <text:p>NA</text:p>
          </table:table-cell>
        </table:table-row>
        <table:table-row table:style-name="ro2">
          <table:table-cell office:value-type="string" calcext:value-type="string">
            <text:p>1988-89</text:p>
          </table:table-cell>
          <table:table-cell table:formula="of:=(['Minimum Wage Adjusted to 2013 Dollars'.B28]+['Minimum Wage Adjusted to 2013 Dollars'.B27])/2" office:value-type="currency" office:currency="USD" office:value="6.445" calcext:value-type="currency">
            <text:p>$6.45</text:p>
          </table:table-cell>
          <table:table-cell table:formula="of:=['College Costs'.B5]/['4 Year College Costs as Minimum Wage Hours'.B4]" office:value-type="float" office:value="1385.66480850318" calcext:value-type="float">
            <text:p>1,385.66</text:p>
          </table:table-cell>
          <table:table-cell table:formula="of:=['College Costs'.D5]/['4 Year College Costs as Minimum Wage Hours'.B4]" office:value-type="float" office:value="3398.58194991212" calcext:value-type="float">
            <text:p>3,398.58</text:p>
          </table:table-cell>
          <table:table-cell table:number-columns-repeated="2" table:style-name="ce23" office:value-type="string" calcext:value-type="string">
            <text:p>NA</text:p>
          </table:table-cell>
        </table:table-row>
        <table:table-row table:style-name="ro2">
          <table:table-cell office:value-type="string" calcext:value-type="string">
            <text:p>1989-90</text:p>
          </table:table-cell>
          <table:table-cell table:formula="of:=(['Minimum Wage Adjusted to 2013 Dollars'.B29]+['Minimum Wage Adjusted to 2013 Dollars'.B28])/2" office:value-type="currency" office:currency="USD" office:value="6.53" calcext:value-type="currency">
            <text:p>$6.53</text:p>
          </table:table-cell>
          <table:table-cell table:formula="of:=['College Costs'.B6]/['4 Year College Costs as Minimum Wage Hours'.B5]" office:value-type="float" office:value="1388.22482307731" calcext:value-type="float">
            <text:p>1,388.22</text:p>
          </table:table-cell>
          <table:table-cell table:formula="of:=['College Costs'.D6]/['4 Year College Costs as Minimum Wage Hours'.B5]" office:value-type="float" office:value="3427.52388712763" calcext:value-type="float">
            <text:p>3,427.52</text:p>
          </table:table-cell>
          <table:table-cell table:number-columns-repeated="2" table:style-name="ce23" office:value-type="string" calcext:value-type="string">
            <text:p>NA</text:p>
          </table:table-cell>
        </table:table-row>
        <table:table-row table:style-name="ro2">
          <table:table-cell office:value-type="string" calcext:value-type="string">
            <text:p>1990-91</text:p>
          </table:table-cell>
          <table:table-cell table:formula="of:=(['Minimum Wage Adjusted to 2013 Dollars'.B30]+['Minimum Wage Adjusted to 2013 Dollars'.B29])/2" office:value-type="currency" office:currency="USD" office:value="7.02" calcext:value-type="currency">
            <text:p>$7.02</text:p>
          </table:table-cell>
          <table:table-cell table:formula="of:=['College Costs'.B7]/['4 Year College Costs as Minimum Wage Hours'.B6]" office:value-type="float" office:value="1290.16681122357" calcext:value-type="float">
            <text:p>1,290.17</text:p>
          </table:table-cell>
          <table:table-cell table:formula="of:=['College Costs'.D7]/['4 Year College Costs as Minimum Wage Hours'.B6]" office:value-type="float" office:value="3257.5809493633" calcext:value-type="float">
            <text:p>3,257.58</text:p>
          </table:table-cell>
          <table:table-cell table:number-columns-repeated="2" table:style-name="ce23" office:value-type="string" calcext:value-type="string">
            <text:p>NA</text:p>
          </table:table-cell>
        </table:table-row>
        <table:table-row table:style-name="ro2">
          <table:table-cell office:value-type="string" calcext:value-type="string">
            <text:p>1991-92</text:p>
          </table:table-cell>
          <table:table-cell table:formula="of:=(['Minimum Wage Adjusted to 2013 Dollars'.B31]+['Minimum Wage Adjusted to 2013 Dollars'.B30])/2" office:value-type="currency" office:currency="USD" office:value="7.165" calcext:value-type="currency">
            <text:p>$7.17</text:p>
          </table:table-cell>
          <table:table-cell table:formula="of:=['College Costs'.B8]/['4 Year College Costs as Minimum Wage Hours'.B7]" office:value-type="float" office:value="1330.10723003338" calcext:value-type="float">
            <text:p>1,330.11</text:p>
          </table:table-cell>
          <table:table-cell table:formula="of:=['College Costs'.D8]/['4 Year College Costs as Minimum Wage Hours'.B7]" office:value-type="float" office:value="3330.9562134867" calcext:value-type="float">
            <text:p>3,330.96</text:p>
          </table:table-cell>
          <table:table-cell table:number-columns-repeated="2" table:style-name="ce23" office:value-type="string" calcext:value-type="string">
            <text:p>NA</text:p>
          </table:table-cell>
        </table:table-row>
        <table:table-row table:style-name="ro2">
          <table:table-cell office:value-type="string" calcext:value-type="string">
            <text:p>1992-93</text:p>
          </table:table-cell>
          <table:table-cell table:formula="of:=(['Minimum Wage Adjusted to 2013 Dollars'.B32]+['Minimum Wage Adjusted to 2013 Dollars'.B31])/2" office:value-type="currency" office:currency="USD" office:value="6.955" calcext:value-type="currency">
            <text:p>$6.96</text:p>
          </table:table-cell>
          <table:table-cell table:formula="of:=['College Costs'.B9]/['4 Year College Costs as Minimum Wage Hours'.B8]" office:value-type="float" office:value="1404.99066148602" calcext:value-type="float">
            <text:p>1,404.99</text:p>
          </table:table-cell>
          <table:table-cell table:formula="of:=['College Costs'.D9]/['4 Year College Costs as Minimum Wage Hours'.B8]" office:value-type="float" office:value="3503.06645295291" calcext:value-type="float">
            <text:p>3,503.07</text:p>
          </table:table-cell>
          <table:table-cell table:number-columns-repeated="2" table:style-name="ce23" office:value-type="string" calcext:value-type="string">
            <text:p>NA</text:p>
          </table:table-cell>
        </table:table-row>
        <table:table-row table:style-name="ro2">
          <table:table-cell office:value-type="string" calcext:value-type="string">
            <text:p>1993-94</text:p>
          </table:table-cell>
          <table:table-cell table:formula="of:=(['Minimum Wage Adjusted to 2013 Dollars'.B33]+['Minimum Wage Adjusted to 2013 Dollars'.B32])/2" office:value-type="currency" office:currency="USD" office:value="6.765" calcext:value-type="currency">
            <text:p>$6.77</text:p>
          </table:table-cell>
          <table:table-cell table:formula="of:=['College Costs'.B10]/['4 Year College Costs as Minimum Wage Hours'.B9]" office:value-type="float" office:value="1488.72803663892" calcext:value-type="float">
            <text:p>1,488.73</text:p>
          </table:table-cell>
          <table:table-cell table:formula="of:=['College Costs'.D10]/['4 Year College Costs as Minimum Wage Hours'.B9]" office:value-type="float" office:value="3719.6921499897" calcext:value-type="float">
            <text:p>3,719.69</text:p>
          </table:table-cell>
          <table:table-cell table:number-columns-repeated="2" table:style-name="ce23" office:value-type="string" calcext:value-type="string">
            <text:p>NA</text:p>
          </table:table-cell>
        </table:table-row>
        <table:table-row table:style-name="ro2">
          <table:table-cell office:value-type="string" calcext:value-type="string">
            <text:p>1994-95</text:p>
          </table:table-cell>
          <table:table-cell table:formula="of:=(['Minimum Wage Adjusted to 2013 Dollars'.B34]+['Minimum Wage Adjusted to 2013 Dollars'.B33])/2" office:value-type="currency" office:currency="USD" office:value="6.59" calcext:value-type="currency">
            <text:p>$6.59</text:p>
          </table:table-cell>
          <table:table-cell table:formula="of:=['College Costs'.B11]/['4 Year College Costs as Minimum Wage Hours'.B10]" office:value-type="float" office:value="1556.86699921458" calcext:value-type="float">
            <text:p>1,556.87</text:p>
          </table:table-cell>
          <table:table-cell table:formula="of:=['College Costs'.D11]/['4 Year College Costs as Minimum Wage Hours'.B10]" office:value-type="float" office:value="3875.04015729146" calcext:value-type="float">
            <text:p>3,875.04</text:p>
          </table:table-cell>
          <table:table-cell table:number-columns-repeated="2" table:style-name="ce23" office:value-type="string" calcext:value-type="string">
            <text:p>NA</text:p>
          </table:table-cell>
        </table:table-row>
        <table:table-row table:style-name="ro2">
          <table:table-cell office:value-type="string" calcext:value-type="string">
            <text:p>1995-96</text:p>
          </table:table-cell>
          <table:table-cell table:formula="of:=(['Minimum Wage Adjusted to 2013 Dollars'.B35]+['Minimum Wage Adjusted to 2013 Dollars'.B34])/2" office:value-type="currency" office:currency="USD" office:value="6.775" calcext:value-type="currency">
            <text:p>$6.78</text:p>
          </table:table-cell>
          <table:table-cell table:formula="of:=['College Costs'.B12]/['4 Year College Costs as Minimum Wage Hours'.B11]" office:value-type="float" office:value="1550.21425048714" calcext:value-type="float">
            <text:p>1,550.21</text:p>
          </table:table-cell>
          <table:table-cell table:formula="of:=['College Costs'.D12]/['4 Year College Costs as Minimum Wage Hours'.B11]" office:value-type="float" office:value="3892.54970068639" calcext:value-type="float">
            <text:p>3,892.55</text:p>
          </table:table-cell>
          <table:table-cell table:number-columns-repeated="2" table:style-name="ce23" office:value-type="string" calcext:value-type="string">
            <text:p>NA</text:p>
          </table:table-cell>
        </table:table-row>
        <table:table-row table:style-name="ro2">
          <table:table-cell office:value-type="string" calcext:value-type="string">
            <text:p>1996-97</text:p>
          </table:table-cell>
          <table:table-cell table:formula="of:=(['Minimum Wage Adjusted to 2013 Dollars'.B36]+['Minimum Wage Adjusted to 2013 Dollars'.B35])/2" office:value-type="currency" office:currency="USD" office:value="7.26" calcext:value-type="currency">
            <text:p>$7.26</text:p>
          </table:table-cell>
          <table:table-cell table:formula="of:=['College Costs'.B13]/['4 Year College Costs as Minimum Wage Hours'.B12]" office:value-type="float" office:value="1470.7945776651" calcext:value-type="float">
            <text:p>1,470.79</text:p>
          </table:table-cell>
          <table:table-cell table:formula="of:=['College Costs'.D13]/['4 Year College Costs as Minimum Wage Hours'.B12]" office:value-type="float" office:value="3698.3234919" calcext:value-type="float">
            <text:p>3,698.32</text:p>
          </table:table-cell>
          <table:table-cell table:number-columns-repeated="2" table:style-name="ce23" office:value-type="string" calcext:value-type="string">
            <text:p>NA</text:p>
          </table:table-cell>
        </table:table-row>
        <table:table-row table:style-name="ro2">
          <table:table-cell office:value-type="string" calcext:value-type="string">
            <text:p>1997-98</text:p>
          </table:table-cell>
          <table:table-cell table:formula="of:=(['Minimum Wage Adjusted to 2013 Dollars'.B37]+['Minimum Wage Adjusted to 2013 Dollars'.B36])/2" office:value-type="currency" office:currency="USD" office:value="7.415" calcext:value-type="currency">
            <text:p>$7.42</text:p>
          </table:table-cell>
          <table:table-cell table:formula="of:=['College Costs'.B14]/['4 Year College Costs as Minimum Wage Hours'.B13]" office:value-type="float" office:value="1480.21919907834" calcext:value-type="float">
            <text:p>1,480.22</text:p>
          </table:table-cell>
          <table:table-cell table:formula="of:=['College Costs'.D14]/['4 Year College Costs as Minimum Wage Hours'.B13]" office:value-type="float" office:value="3678.64075362328" calcext:value-type="float">
            <text:p>3,678.64</text:p>
          </table:table-cell>
          <table:table-cell table:number-columns-repeated="2" table:style-name="ce23" office:value-type="string" calcext:value-type="string">
            <text:p>NA</text:p>
          </table:table-cell>
        </table:table-row>
        <table:table-row table:style-name="ro2">
          <table:table-cell office:value-type="string" calcext:value-type="string">
            <text:p>1998-99</text:p>
          </table:table-cell>
          <table:table-cell table:formula="of:=(['Minimum Wage Adjusted to 2013 Dollars'.B38]+['Minimum Wage Adjusted to 2013 Dollars'.B37])/2" office:value-type="currency" office:currency="USD" office:value="7.28" calcext:value-type="currency">
            <text:p>$7.28</text:p>
          </table:table-cell>
          <table:table-cell table:formula="of:=['College Costs'.B15]/['4 Year College Costs as Minimum Wage Hours'.B14]" office:value-type="float" office:value="1550.29612987224" calcext:value-type="float">
            <text:p>1,550.30</text:p>
          </table:table-cell>
          <table:table-cell table:formula="of:=['College Costs'.D15]/['4 Year College Costs as Minimum Wage Hours'.B14]" office:value-type="float" office:value="3849.02181594872" calcext:value-type="float">
            <text:p>3,849.02</text:p>
          </table:table-cell>
          <table:table-cell table:number-columns-repeated="2" table:style-name="ce23" office:value-type="string" calcext:value-type="string">
            <text:p>NA</text:p>
          </table:table-cell>
        </table:table-row>
        <table:table-row table:style-name="ro2">
          <table:table-cell office:value-type="string" calcext:value-type="string">
            <text:p>1999-2000</text:p>
          </table:table-cell>
          <table:table-cell table:formula="of:=(['Minimum Wage Adjusted to 2013 Dollars'.B39]+['Minimum Wage Adjusted to 2013 Dollars'.B38])/2" office:value-type="currency" office:currency="USD" office:value="7.085" calcext:value-type="currency">
            <text:p>$7.09</text:p>
          </table:table-cell>
          <table:table-cell table:formula="of:=['College Costs'.B16]/['4 Year College Costs as Minimum Wage Hours'.B15]" office:value-type="float" office:value="1595.94142778147" calcext:value-type="float">
            <text:p>1,595.94</text:p>
          </table:table-cell>
          <table:table-cell table:formula="of:=['College Costs'.D16]/['4 Year College Costs as Minimum Wage Hours'.B15]" office:value-type="float" office:value="3999.83002962943" calcext:value-type="float">
            <text:p>3,999.83</text:p>
          </table:table-cell>
          <table:table-cell table:formula="of:=['College Costs'.F16]/['4 Year College Costs as Minimum Wage Hours'.B15]" office:value-type="float" office:value="4095.18179473626" calcext:value-type="float">
            <text:p>4,095.18</text:p>
          </table:table-cell>
          <table:table-cell table:formula="of:=['College Costs'.H16]/['4 Year College Costs as Minimum Wage Hours'.B15]" office:value-type="float" office:value="3191.74085635516" calcext:value-type="float">
            <text:p>3,191.74</text:p>
          </table:table-cell>
        </table:table-row>
        <table:table-row table:style-name="ro2">
          <table:table-cell office:value-type="string" calcext:value-type="string">
            <text:p>2000-01</text:p>
          </table:table-cell>
          <table:table-cell table:formula="of:=(['Minimum Wage Adjusted to 2013 Dollars'.B40]+['Minimum Wage Adjusted to 2013 Dollars'.B39])/2" office:value-type="currency" office:currency="USD" office:value="6.87" calcext:value-type="currency">
            <text:p>$6.87</text:p>
          </table:table-cell>
          <table:table-cell table:formula="of:=['College Costs'.B17]/['4 Year College Costs as Minimum Wage Hours'.B16]" office:value-type="float" office:value="1664.32286156512" calcext:value-type="float">
            <text:p>1,664.32</text:p>
          </table:table-cell>
          <table:table-cell table:formula="of:=['College Costs'.D17]/['4 Year College Costs as Minimum Wage Hours'.B16]" office:value-type="float" office:value="4203.59954310387" calcext:value-type="float">
            <text:p>4,203.60</text:p>
          </table:table-cell>
          <table:table-cell table:formula="of:=['College Costs'.F17]/['4 Year College Costs as Minimum Wage Hours'.B16]" office:value-type="float" office:value="4263.97356404801" calcext:value-type="float">
            <text:p>4,263.97</text:p>
          </table:table-cell>
          <table:table-cell table:formula="of:=['College Costs'.H17]/['4 Year College Costs as Minimum Wage Hours'.B16]" office:value-type="float" office:value="3504.32986270517" calcext:value-type="float">
            <text:p>3,504.33</text:p>
          </table:table-cell>
        </table:table-row>
        <table:table-row table:style-name="ro2">
          <table:table-cell office:value-type="string" calcext:value-type="string">
            <text:p>2001-02</text:p>
          </table:table-cell>
          <table:table-cell table:formula="of:=(['Minimum Wage Adjusted to 2013 Dollars'.B41]+['Minimum Wage Adjusted to 2013 Dollars'.B40])/2" office:value-type="currency" office:currency="USD" office:value="6.72" calcext:value-type="currency">
            <text:p>$6.72</text:p>
          </table:table-cell>
          <table:table-cell table:formula="of:=['College Costs'.B18]/['4 Year College Costs as Minimum Wage Hours'.B17]" office:value-type="float" office:value="1776.73930570658" calcext:value-type="float">
            <text:p>1,776.74</text:p>
          </table:table-cell>
          <table:table-cell table:formula="of:=['College Costs'.D18]/['4 Year College Costs as Minimum Wage Hours'.B17]" office:value-type="float" office:value="4423.58697014826" calcext:value-type="float">
            <text:p>4,423.59</text:p>
          </table:table-cell>
          <table:table-cell table:formula="of:=['College Costs'.F18]/['4 Year College Costs as Minimum Wage Hours'.B17]" office:value-type="float" office:value="4493.35843998659" calcext:value-type="float">
            <text:p>4,493.36</text:p>
          </table:table-cell>
          <table:table-cell table:formula="of:=['College Costs'.H18]/['4 Year College Costs as Minimum Wage Hours'.B17]" office:value-type="float" office:value="3820.05075195073" calcext:value-type="float">
            <text:p>3,820.05</text:p>
          </table:table-cell>
        </table:table-row>
        <table:table-row table:style-name="ro2">
          <table:table-cell office:value-type="string" calcext:value-type="string">
            <text:p>2002-03</text:p>
          </table:table-cell>
          <table:table-cell table:formula="of:=(['Minimum Wage Adjusted to 2013 Dollars'.B42]+['Minimum Wage Adjusted to 2013 Dollars'.B41])/2" office:value-type="currency" office:currency="USD" office:value="6.595" calcext:value-type="currency">
            <text:p>$6.60</text:p>
          </table:table-cell>
          <table:table-cell table:formula="of:=['College Costs'.B19]/['4 Year College Costs as Minimum Wage Hours'.B18]" office:value-type="float" office:value="1885.36829054526" calcext:value-type="float">
            <text:p>1,885.37</text:p>
          </table:table-cell>
          <table:table-cell table:formula="of:=['College Costs'.D19]/['4 Year College Costs as Minimum Wage Hours'.B18]" office:value-type="float" office:value="4582.20329998187" calcext:value-type="float">
            <text:p>4,582.20</text:p>
          </table:table-cell>
          <table:table-cell table:formula="of:=['College Costs'.F19]/['4 Year College Costs as Minimum Wage Hours'.B18]" office:value-type="float" office:value="4709.07726934256" calcext:value-type="float">
            <text:p>4,709.08</text:p>
          </table:table-cell>
          <table:table-cell table:formula="of:=['College Costs'.H19]/['4 Year College Costs as Minimum Wage Hours'.B18]" office:value-type="float" office:value="3860.18022174144" calcext:value-type="float">
            <text:p>3,860.18</text:p>
          </table:table-cell>
        </table:table-row>
        <table:table-row table:style-name="ro2">
          <table:table-cell office:value-type="string" calcext:value-type="string">
            <office:annotation draw:style-name="gr1" draw:text-style-name="P2" svg:width="82.18pt" svg:height="39.29pt" svg:x="80.99pt" svg:y="259.26pt" draw:caption-point-x="-17.29pt" draw:caption-point-y="42.8pt">
              <dc:creator>Ed.</dc:creator>
              <dc:date>2015-05-28T00:00:00</dc:date>
              <text:p text:style-name="P1"><text:span text:style-name="T1">Data Revised from Previous Figures.</text:span></text:p>
            </office:annotation>
            <text:p>2003-04</text:p>
          </table:table-cell>
          <table:table-cell table:formula="of:=(['Minimum Wage Adjusted to 2013 Dollars'.B43]+['Minimum Wage Adjusted to 2013 Dollars'.B42])/2" office:value-type="currency" office:currency="USD" office:value="6.435" calcext:value-type="currency">
            <text:p>$6.44</text:p>
          </table:table-cell>
          <table:table-cell table:formula="of:=['College Costs'.B20]/['4 Year College Costs as Minimum Wage Hours'.B19]" office:value-type="float" office:value="2062.22008514953" calcext:value-type="float">
            <text:p>2,062.22</text:p>
          </table:table-cell>
          <table:table-cell table:formula="of:=['College Costs'.D20]/['4 Year College Costs as Minimum Wage Hours'.B19]" office:value-type="float" office:value="4843.36710342839" calcext:value-type="float">
            <text:p>4,843.37</text:p>
          </table:table-cell>
          <table:table-cell table:formula="of:=['College Costs'.F20]/['4 Year College Costs as Minimum Wage Hours'.B19]" office:value-type="float" office:value="4994.67542124113" calcext:value-type="float">
            <text:p>4,994.68</text:p>
          </table:table-cell>
          <table:table-cell table:formula="of:=['College Costs'.H20]/['4 Year College Costs as Minimum Wage Hours'.B19]" office:value-type="float" office:value="4227.66143148176" calcext:value-type="float">
            <text:p>4,227.66</text:p>
          </table:table-cell>
        </table:table-row>
        <table:table-row table:style-name="ro2">
          <table:table-cell office:value-type="string" calcext:value-type="string">
            <text:p>2004-05</text:p>
          </table:table-cell>
          <table:table-cell table:formula="of:=(['Minimum Wage Adjusted to 2013 Dollars'.B44]+['Minimum Wage Adjusted to 2013 Dollars'.B43])/2" office:value-type="currency" office:currency="USD" office:value="6.245" calcext:value-type="currency">
            <text:p>$6.25</text:p>
          </table:table-cell>
          <table:table-cell table:formula="of:=['College Costs'.B21]/['4 Year College Costs as Minimum Wage Hours'.B20]" office:value-type="float" office:value="2208.1002265179" calcext:value-type="float">
            <text:p>2,208.10</text:p>
          </table:table-cell>
          <table:table-cell table:formula="of:=['College Costs'.D21]/['4 Year College Costs as Minimum Wage Hours'.B20]" office:value-type="float" office:value="5074.91514366775" calcext:value-type="float">
            <text:p>5,074.92</text:p>
          </table:table-cell>
          <table:table-cell table:formula="of:=['College Costs'.F21]/['4 Year College Costs as Minimum Wage Hours'.B20]" office:value-type="float" office:value="5267.20526641231" calcext:value-type="float">
            <text:p>5,267.21</text:p>
          </table:table-cell>
          <table:table-cell table:formula="of:=['College Costs'.H21]/['4 Year College Costs as Minimum Wage Hours'.B20]" office:value-type="float" office:value="4525.15292521565" calcext:value-type="float">
            <text:p>4,525.15</text:p>
          </table:table-cell>
        </table:table-row>
        <table:table-row table:style-name="ro2">
          <table:table-cell office:value-type="string" calcext:value-type="string">
            <text:p>2005-06</text:p>
          </table:table-cell>
          <table:table-cell table:formula="of:=(['Minimum Wage Adjusted to 2013 Dollars'.B45]+['Minimum Wage Adjusted to 2013 Dollars'.B44])/2" office:value-type="currency" office:currency="USD" office:value="6.045" calcext:value-type="currency">
            <text:p>$6.05</text:p>
          </table:table-cell>
          <table:table-cell table:formula="of:=['College Costs'.B22]/['4 Year College Costs as Minimum Wage Hours'.B21]" office:value-type="float" office:value="2328.77022465629" calcext:value-type="float">
            <text:p>2,328.77</text:p>
          </table:table-cell>
          <table:table-cell table:formula="of:=['College Costs'.D22]/['4 Year College Costs as Minimum Wage Hours'.B21]" office:value-type="float" office:value="5256.84692976576" calcext:value-type="float">
            <text:p>5,256.85</text:p>
          </table:table-cell>
          <table:table-cell table:formula="of:=['College Costs'.F22]/['4 Year College Costs as Minimum Wage Hours'.B21]" office:value-type="float" office:value="5518.34741667912" calcext:value-type="float">
            <text:p>5,518.35</text:p>
          </table:table-cell>
          <table:table-cell table:formula="of:=['College Costs'.H22]/['4 Year College Costs as Minimum Wage Hours'.B21]" office:value-type="float" office:value="4466.84236169567" calcext:value-type="float">
            <text:p>4,466.84</text:p>
          </table:table-cell>
        </table:table-row>
        <table:table-row table:style-name="ro2">
          <table:table-cell office:value-type="string" calcext:value-type="string">
            <text:p>2006-07</text:p>
          </table:table-cell>
          <table:table-cell table:formula="of:=(['Minimum Wage Adjusted to 2013 Dollars'.B46]+['Minimum Wage Adjusted to 2013 Dollars'.B45])/2" office:value-type="currency" office:currency="USD" office:value="6.26" calcext:value-type="currency">
            <text:p>$6.26</text:p>
          </table:table-cell>
          <table:table-cell table:formula="of:=['College Costs'.B23]/['4 Year College Costs as Minimum Wage Hours'.B22]" office:value-type="float" office:value="2316.84074754003" calcext:value-type="float">
            <text:p>2,316.84</text:p>
          </table:table-cell>
          <table:table-cell table:formula="of:=['College Costs'.D23]/['4 Year College Costs as Minimum Wage Hours'.B22]" office:value-type="float" office:value="5235.42710626214" calcext:value-type="float">
            <text:p>5,235.43</text:p>
          </table:table-cell>
          <table:table-cell table:formula="of:=['College Costs'.F23]/['4 Year College Costs as Minimum Wage Hours'.B22]" office:value-type="float" office:value="5489.18093679634" calcext:value-type="float">
            <text:p>5,489.18</text:p>
          </table:table-cell>
          <table:table-cell table:formula="of:=['College Costs'.H23]/['4 Year College Costs as Minimum Wage Hours'.B22]" office:value-type="float" office:value="4473.42975478462" calcext:value-type="float">
            <text:p>4,473.43</text:p>
          </table:table-cell>
        </table:table-row>
        <table:table-row table:style-name="ro4">
          <table:table-cell table:style-name="ce16" office:value-type="string" calcext:value-type="string">
            <text:p>2007-2008</text:p>
          </table:table-cell>
          <table:table-cell table:formula="of:=(['Minimum Wage Adjusted to 2013 Dollars'.B47]+['Minimum Wage Adjusted to 2013 Dollars'.B46])/2" office:value-type="currency" office:currency="USD" office:value="6.83" calcext:value-type="currency">
            <text:p>$6.83</text:p>
          </table:table-cell>
          <table:table-cell table:formula="of:=['College Costs'.B24]/['4 Year College Costs as Minimum Wage Hours'.B23]" office:value-type="float" office:value="2148.60353892937" calcext:value-type="float">
            <text:p>2,148.60</text:p>
          </table:table-cell>
          <table:table-cell table:formula="of:=['College Costs'.D24]/['4 Year College Costs as Minimum Wage Hours'.B23]" office:value-type="float" office:value="4836.25235056827" calcext:value-type="float">
            <text:p>4,836.25</text:p>
          </table:table-cell>
          <table:table-cell table:formula="of:=['College Costs'.F24]/['4 Year College Costs as Minimum Wage Hours'.B23]" office:value-type="float" office:value="5128.09364929562" calcext:value-type="float">
            <text:p>5,128.09</text:p>
          </table:table-cell>
          <table:table-cell table:formula="of:=['College Costs'.H24]/['4 Year College Costs as Minimum Wage Hours'.B23]" office:value-type="float" office:value="4013.3909076016" calcext:value-type="float">
            <text:p>4,013.39</text:p>
          </table:table-cell>
        </table:table-row>
        <table:table-row table:style-name="ro1">
          <table:table-cell table:style-name="ce17" office:value-type="string" calcext:value-type="string">
            <text:p>2008-2009</text:p>
          </table:table-cell>
          <table:table-cell table:formula="of:=(['Minimum Wage Adjusted to 2013 Dollars'.B48]+['Minimum Wage Adjusted to 2013 Dollars'.B47])/2" office:value-type="currency" office:currency="USD" office:value="7.48" calcext:value-type="currency">
            <text:p>$7.48</text:p>
          </table:table-cell>
          <table:table-cell table:formula="of:=['College Costs'.B25]/['4 Year College Costs as Minimum Wage Hours'.B24]" office:value-type="float" office:value="2054.95568576384" calcext:value-type="float">
            <text:p>2,054.96</text:p>
          </table:table-cell>
          <table:table-cell table:formula="of:=['College Costs'.D25]/['4 Year College Costs as Minimum Wage Hours'.B24]" office:value-type="float" office:value="4506.10092614557" calcext:value-type="float">
            <text:p>4,506.10</text:p>
          </table:table-cell>
          <table:table-cell table:formula="of:=['College Costs'.F25]/['4 Year College Costs as Minimum Wage Hours'.B24]" office:value-type="float" office:value="4870.71302314135" calcext:value-type="float">
            <text:p>4,870.71</text:p>
          </table:table-cell>
          <table:table-cell table:formula="of:=['College Costs'.H25]/['4 Year College Costs as Minimum Wage Hours'.B24]" office:value-type="float" office:value="3522.50155266861" calcext:value-type="float">
            <text:p>3,522.50</text:p>
          </table:table-cell>
        </table:table-row>
        <table:table-row table:style-name="ro4">
          <table:table-cell table:style-name="ce16" office:value-type="string" calcext:value-type="string">
            <text:p>2009-2010</text:p>
          </table:table-cell>
          <table:table-cell table:formula="of:=(['Minimum Wage Adjusted to 2013 Dollars'.B49]+['Minimum Wage Adjusted to 2013 Dollars'.B48])/2" office:value-type="currency" office:currency="USD" office:value="7.81" calcext:value-type="currency">
            <text:p>$7.81</text:p>
          </table:table-cell>
          <table:table-cell table:formula="of:=['College Costs'.B26]/['4 Year College Costs as Minimum Wage Hours'.B25]" office:value-type="float" office:value="2052.09102586936" calcext:value-type="float">
            <text:p>2,052.09</text:p>
          </table:table-cell>
          <table:table-cell table:formula="of:=['College Costs'.D26]/['4 Year College Costs as Minimum Wage Hours'.B25]" office:value-type="float" office:value="4303.65924703172" calcext:value-type="float">
            <text:p>4,303.66</text:p>
          </table:table-cell>
          <table:table-cell table:formula="of:=['College Costs'.F26]/['4 Year College Costs as Minimum Wage Hours'.B25]" office:value-type="float" office:value="4792.04733194013" calcext:value-type="float">
            <text:p>4,792.05</text:p>
          </table:table-cell>
          <table:table-cell table:formula="of:=['College Costs'.H26]/['4 Year College Costs as Minimum Wage Hours'.B25]" office:value-type="float" office:value="3219.50935558389" calcext:value-type="float">
            <text:p>3,219.51</text:p>
          </table:table-cell>
        </table:table-row>
        <table:table-row table:style-name="ro4">
          <table:table-cell table:style-name="ce16" office:value-type="string" calcext:value-type="string">
            <text:p>2010-2011</text:p>
          </table:table-cell>
          <table:table-cell table:formula="of:=(['Minimum Wage Adjusted to 2013 Dollars'.B50]+['Minimum Wage Adjusted to 2013 Dollars'.B49])/2" office:value-type="currency" office:currency="USD" office:value="7.63" calcext:value-type="currency">
            <text:p>$7.63</text:p>
          </table:table-cell>
          <table:table-cell table:formula="of:=['College Costs'.B27]/['4 Year College Costs as Minimum Wage Hours'.B26]" office:value-type="float" office:value="2183.10186995609" calcext:value-type="float">
            <text:p>2,183.10</text:p>
          </table:table-cell>
          <table:table-cell table:formula="of:=['College Costs'.D27]/['4 Year College Costs as Minimum Wage Hours'.B26]" office:value-type="float" office:value="4473.26320554197" calcext:value-type="float">
            <text:p>4,473.26</text:p>
          </table:table-cell>
          <table:table-cell table:formula="of:=['College Costs'.F27]/['4 Year College Costs as Minimum Wage Hours'.B26]" office:value-type="float" office:value="4987.22441516178" calcext:value-type="float">
            <text:p>4,987.22</text:p>
          </table:table-cell>
          <table:table-cell table:formula="of:=['College Costs'.H27]/['4 Year College Costs as Minimum Wage Hours'.B26]" office:value-type="float" office:value="3196.92447621071" calcext:value-type="float">
            <text:p>3,196.92</text:p>
          </table:table-cell>
        </table:table-row>
        <table:table-row table:style-name="ro4">
          <table:table-cell table:style-name="ce16" office:value-type="string" calcext:value-type="string">
            <text:p>2011-2012</text:p>
          </table:table-cell>
          <table:table-cell table:formula="of:=(['Minimum Wage Adjusted to 2013 Dollars'.B51]+['Minimum Wage Adjusted to 2013 Dollars'.B50])/2" office:value-type="currency" office:currency="USD" office:value="7.435" calcext:value-type="currency">
            <text:p>$7.44</text:p>
          </table:table-cell>
          <table:table-cell table:formula="of:=['College Costs'.B28]/['4 Year College Costs as Minimum Wage Hours'.B27]" office:value-type="float" office:value="2297.83455435587" calcext:value-type="float">
            <text:p>2,297.83</text:p>
          </table:table-cell>
          <table:table-cell table:formula="of:=['College Costs'.D28]/['4 Year College Costs as Minimum Wage Hours'.B27]" office:value-type="float" office:value="4604.44574492666" calcext:value-type="float">
            <text:p>4,604.45</text:p>
          </table:table-cell>
          <table:table-cell table:formula="of:=['College Costs'.F28]/['4 Year College Costs as Minimum Wage Hours'.B27]" office:value-type="float" office:value="5173.40854329845" calcext:value-type="float">
            <text:p>5,173.41</text:p>
          </table:table-cell>
          <table:table-cell table:formula="of:=['College Costs'.H28]/['4 Year College Costs as Minimum Wage Hours'.B27]" office:value-type="float" office:value="3134.57381492481" calcext:value-type="float">
            <text:p>3,134.57</text:p>
          </table:table-cell>
        </table:table-row>
        <table:table-row table:style-name="ro4">
          <table:table-cell table:style-name="ce16" office:value-type="string" calcext:value-type="string">
            <text:p>2012-2013</text:p>
          </table:table-cell>
          <table:table-cell table:formula="of:=(['Minimum Wage Adjusted to 2013 Dollars'.B52]+['Minimum Wage Adjusted to 2013 Dollars'.B51])/2" office:value-type="currency" office:currency="USD" office:value="7.305" calcext:value-type="currency">
            <text:p>$7.31</text:p>
          </table:table-cell>
          <table:table-cell table:formula="of:=['College Costs'.B29]/['4 Year College Costs as Minimum Wage Hours'.B28]" office:value-type="float" office:value="2392.12293417318" calcext:value-type="float">
            <text:p>2,392.12</text:p>
          </table:table-cell>
          <table:table-cell table:formula="of:=['College Costs'.D29]/['4 Year College Costs as Minimum Wage Hours'.B28]" office:value-type="float" office:value="4801.4228540696" calcext:value-type="float">
            <text:p>4,801.42</text:p>
          </table:table-cell>
          <table:table-cell table:formula="of:=['College Costs'.F29]/['4 Year College Costs as Minimum Wage Hours'.B28]" office:value-type="float" office:value="5380.13887803332" calcext:value-type="float">
            <text:p>5,380.14</text:p>
          </table:table-cell>
          <table:table-cell table:formula="of:=['College Costs'.H29]/['4 Year College Costs as Minimum Wage Hours'.B28]" office:value-type="float" office:value="3159.93529958424" calcext:value-type="float">
            <text:p>3,159.94</text:p>
          </table:table-cell>
        </table:table-row>
      </table:table>
      <table:table table:name="2 Year College Costs as Minimum Wage Hours" table:style-name="ta1">
        <table:table-column table:style-name="co1" table:default-cell-style-name="ce15"/>
        <table:table-column table:style-name="co1" table:default-cell-style-name="ce25"/>
        <table:table-column table:style-name="co9" table:number-columns-repeated="2" table:default-cell-style-name="ce26"/>
        <table:table-column table:style-name="co10" table:default-cell-style-name="ce26"/>
        <table:table-column table:style-name="co11" table:default-cell-style-name="ce26"/>
        <table:table-row table:style-name="ro1">
          <table:table-cell table:style-name="ce14" office:value-type="string" calcext:value-type="string">
            <text:p>School Year</text:p>
          </table:table-cell>
          <table:table-cell table:style-name="ce14" office:value-type="string" calcext:value-type="string">
            <text:p>Minimum Wage</text:p>
          </table:table-cell>
          <table:table-cell table:style-name="ce14" office:value-type="string" calcext:value-type="string">
            <text:p>Hours MinWage for Pub 2-Year</text:p>
          </table:table-cell>
          <table:table-cell table:style-name="ce14" office:value-type="string" calcext:value-type="string">
            <text:p>Hours MinWage for Priv 2-Year</text:p>
          </table:table-cell>
          <table:table-cell table:style-name="ce14" office:value-type="string" calcext:value-type="string">
            <text:p>Hours MinWage for Priv Non-Profit 2-Year</text:p>
          </table:table-cell>
          <table:table-cell table:style-name="ce14" office:value-type="string" calcext:value-type="string">
            <text:p>Hours MinWage for Priv For-Profit 2-Year</text:p>
          </table:table-cell>
        </table:table-row>
        <table:table-row table:style-name="ro2">
          <table:table-cell office:value-type="string" calcext:value-type="string">
            <text:p>1986-87</text:p>
          </table:table-cell>
          <table:table-cell table:formula="of:=(['Minimum Wage Adjusted to 2013 Dollars'.B26]+['Minimum Wage Adjusted to 2013 Dollars'.B25])/2" office:value-type="currency" office:currency="USD" office:value="6.995" calcext:value-type="currency">
            <text:p>$7.00</text:p>
          </table:table-cell>
          <table:table-cell table:formula="of:=['College Costs'.C3]/[.B2]" office:value-type="float" office:value="888.680966446932" calcext:value-type="float">
            <text:p>888.68</text:p>
          </table:table-cell>
          <table:table-cell table:formula="of:=['College Costs'.E3]/[.B2]" office:value-type="float" office:value="1898.12644807887" calcext:value-type="float">
            <text:p>1,898.13</text:p>
          </table:table-cell>
          <table:table-cell table:number-columns-repeated="2" table:style-name="ce23" office:value-type="string" calcext:value-type="string">
            <text:p>NA</text:p>
          </table:table-cell>
        </table:table-row>
        <table:table-row table:style-name="ro2">
          <table:table-cell office:value-type="string" calcext:value-type="string">
            <text:p>1987-88</text:p>
          </table:table-cell>
          <table:table-cell table:formula="of:=(['Minimum Wage Adjusted to 2013 Dollars'.B27]+['Minimum Wage Adjusted to 2013 Dollars'.B26])/2" office:value-type="currency" office:currency="USD" office:value="6.735" calcext:value-type="currency">
            <text:p>$6.74</text:p>
          </table:table-cell>
          <table:table-cell table:formula="of:=['College Costs'.C4]/[.B3]" office:value-type="float" office:value="909.041571887993" calcext:value-type="float">
            <text:p>909.04</text:p>
          </table:table-cell>
          <table:table-cell table:formula="of:=['College Costs'.E4]/[.B3]" office:value-type="float" office:value="2098.80974471755" calcext:value-type="float">
            <text:p>2,098.81</text:p>
          </table:table-cell>
          <table:table-cell table:number-columns-repeated="2" table:style-name="ce23" office:value-type="string" calcext:value-type="string">
            <text:p>NA</text:p>
          </table:table-cell>
        </table:table-row>
        <table:table-row table:style-name="ro2">
          <table:table-cell office:value-type="string" calcext:value-type="string">
            <text:p>1988-89</text:p>
          </table:table-cell>
          <table:table-cell table:formula="of:=(['Minimum Wage Adjusted to 2013 Dollars'.B28]+['Minimum Wage Adjusted to 2013 Dollars'.B27])/2" office:value-type="currency" office:currency="USD" office:value="6.445" calcext:value-type="currency">
            <text:p>$6.45</text:p>
          </table:table-cell>
          <table:table-cell table:formula="of:=['College Costs'.C5]/[.B4]" office:value-type="float" office:value="942.716215958667" calcext:value-type="float">
            <text:p>942.72</text:p>
          </table:table-cell>
          <table:table-cell table:formula="of:=['College Costs'.E5]/[.B4]" office:value-type="float" office:value="2359.75778114704" calcext:value-type="float">
            <text:p>2,359.76</text:p>
          </table:table-cell>
          <table:table-cell table:number-columns-repeated="2" table:style-name="ce23" office:value-type="string" calcext:value-type="string">
            <text:p>NA</text:p>
          </table:table-cell>
        </table:table-row>
        <table:table-row table:style-name="ro2">
          <table:table-cell office:value-type="string" calcext:value-type="string">
            <text:p>1989-90</text:p>
          </table:table-cell>
          <table:table-cell table:formula="of:=(['Minimum Wage Adjusted to 2013 Dollars'.B29]+['Minimum Wage Adjusted to 2013 Dollars'.B28])/2" office:value-type="currency" office:currency="USD" office:value="6.53" calcext:value-type="currency">
            <text:p>$6.53</text:p>
          </table:table-cell>
          <table:table-cell table:formula="of:=['College Costs'.C6]/[.B5]" office:value-type="float" office:value="920.557504153656" calcext:value-type="float">
            <text:p>920.56</text:p>
          </table:table-cell>
          <table:table-cell table:formula="of:=['College Costs'.E6]/[.B5]" office:value-type="float" office:value="2419.21002628734" calcext:value-type="float">
            <text:p>2,419.21</text:p>
          </table:table-cell>
          <table:table-cell table:number-columns-repeated="2" table:style-name="ce23" office:value-type="string" calcext:value-type="string">
            <text:p>NA</text:p>
          </table:table-cell>
        </table:table-row>
        <table:table-row table:style-name="ro2">
          <table:table-cell office:value-type="string" calcext:value-type="string">
            <text:p>1990-91</text:p>
          </table:table-cell>
          <table:table-cell table:formula="of:=(['Minimum Wage Adjusted to 2013 Dollars'.B30]+['Minimum Wage Adjusted to 2013 Dollars'.B29])/2" office:value-type="currency" office:currency="USD" office:value="7.02" calcext:value-type="currency">
            <text:p>$7.02</text:p>
          </table:table-cell>
          <table:table-cell table:formula="of:=['College Costs'.C7]/[.B6]" office:value-type="float" office:value="853.321253577319" calcext:value-type="float">
            <text:p>853.32</text:p>
          </table:table-cell>
          <table:table-cell table:formula="of:=['College Costs'.E7]/[.B6]" office:value-type="float" office:value="2289.23428763311" calcext:value-type="float">
            <text:p>2,289.23</text:p>
          </table:table-cell>
          <table:table-cell table:number-columns-repeated="2" table:style-name="ce23" office:value-type="string" calcext:value-type="string">
            <text:p>NA</text:p>
          </table:table-cell>
        </table:table-row>
        <table:table-row table:style-name="ro2">
          <table:table-cell office:value-type="string" calcext:value-type="string">
            <text:p>1991-92</text:p>
          </table:table-cell>
          <table:table-cell table:formula="of:=(['Minimum Wage Adjusted to 2013 Dollars'.B31]+['Minimum Wage Adjusted to 2013 Dollars'.B30])/2" office:value-type="currency" office:currency="USD" office:value="7.165" calcext:value-type="currency">
            <text:p>$7.17</text:p>
          </table:table-cell>
          <table:table-cell table:formula="of:=['College Costs'.C8]/[.B7]" office:value-type="float" office:value="846.369727690364" calcext:value-type="float">
            <text:p>846.37</text:p>
          </table:table-cell>
          <table:table-cell table:formula="of:=['College Costs'.E8]/[.B7]" office:value-type="float" office:value="2250.41607100038" calcext:value-type="float">
            <text:p>2,250.42</text:p>
          </table:table-cell>
          <table:table-cell table:number-columns-repeated="2" table:style-name="ce23" office:value-type="string" calcext:value-type="string">
            <text:p>NA</text:p>
          </table:table-cell>
        </table:table-row>
        <table:table-row table:style-name="ro2">
          <table:table-cell office:value-type="string" calcext:value-type="string">
            <text:p>1992-93</text:p>
          </table:table-cell>
          <table:table-cell table:formula="of:=(['Minimum Wage Adjusted to 2013 Dollars'.B32]+['Minimum Wage Adjusted to 2013 Dollars'.B31])/2" office:value-type="currency" office:currency="USD" office:value="6.955" calcext:value-type="currency">
            <text:p>$6.96</text:p>
          </table:table-cell>
          <table:table-cell table:formula="of:=['College Costs'.C9]/[.B8]" office:value-type="float" office:value="886.613776975955" calcext:value-type="float">
            <text:p>886.61</text:p>
          </table:table-cell>
          <table:table-cell table:formula="of:=['College Costs'.E9]/[.B8]" office:value-type="float" office:value="2311.37934326177" calcext:value-type="float">
            <text:p>2,311.38</text:p>
          </table:table-cell>
          <table:table-cell table:number-columns-repeated="2" table:style-name="ce23" office:value-type="string" calcext:value-type="string">
            <text:p>NA</text:p>
          </table:table-cell>
        </table:table-row>
        <table:table-row table:style-name="ro2">
          <table:table-cell office:value-type="string" calcext:value-type="string">
            <text:p>1993-94</text:p>
          </table:table-cell>
          <table:table-cell table:formula="of:=(['Minimum Wage Adjusted to 2013 Dollars'.B33]+['Minimum Wage Adjusted to 2013 Dollars'.B32])/2" office:value-type="currency" office:currency="USD" office:value="6.765" calcext:value-type="currency">
            <text:p>$6.77</text:p>
          </table:table-cell>
          <table:table-cell table:formula="of:=['College Costs'.C10]/[.B9]" office:value-type="float" office:value="934.575991410132" calcext:value-type="float">
            <text:p>934.58</text:p>
          </table:table-cell>
          <table:table-cell table:formula="of:=['College Costs'.E10]/[.B9]" office:value-type="float" office:value="2433.91946955344" calcext:value-type="float">
            <text:p>2,433.92</text:p>
          </table:table-cell>
          <table:table-cell table:number-columns-repeated="2" table:style-name="ce23" office:value-type="string" calcext:value-type="string">
            <text:p>NA</text:p>
          </table:table-cell>
        </table:table-row>
        <table:table-row table:style-name="ro2">
          <table:table-cell office:value-type="string" calcext:value-type="string">
            <text:p>1994-95</text:p>
          </table:table-cell>
          <table:table-cell table:formula="of:=(['Minimum Wage Adjusted to 2013 Dollars'.B34]+['Minimum Wage Adjusted to 2013 Dollars'.B33])/2" office:value-type="currency" office:currency="USD" office:value="6.59" calcext:value-type="currency">
            <text:p>$6.59</text:p>
          </table:table-cell>
          <table:table-cell table:formula="of:=['College Costs'.C11]/[.B10]" office:value-type="float" office:value="965.54715970824" calcext:value-type="float">
            <text:p>965.55</text:p>
          </table:table-cell>
          <table:table-cell table:formula="of:=['College Costs'.E11]/[.B10]" office:value-type="float" office:value="2607.28476767918" calcext:value-type="float">
            <text:p>2,607.28</text:p>
          </table:table-cell>
          <table:table-cell table:number-columns-repeated="2" table:style-name="ce23" office:value-type="string" calcext:value-type="string">
            <text:p>NA</text:p>
          </table:table-cell>
        </table:table-row>
        <table:table-row table:style-name="ro2">
          <table:table-cell office:value-type="string" calcext:value-type="string">
            <text:p>1995-96</text:p>
          </table:table-cell>
          <table:table-cell table:formula="of:=(['Minimum Wage Adjusted to 2013 Dollars'.B35]+['Minimum Wage Adjusted to 2013 Dollars'.B34])/2" office:value-type="currency" office:currency="USD" office:value="6.775" calcext:value-type="currency">
            <text:p>$6.78</text:p>
          </table:table-cell>
          <table:table-cell table:formula="of:=['College Costs'.C12]/[.B11]" office:value-type="float" office:value="931.990852614702" calcext:value-type="float">
            <text:p>931.99</text:p>
          </table:table-cell>
          <table:table-cell table:formula="of:=['College Costs'.E12]/[.B11]" office:value-type="float" office:value="2555.78062061948" calcext:value-type="float">
            <text:p>2,555.78</text:p>
          </table:table-cell>
          <table:table-cell table:number-columns-repeated="2" table:style-name="ce23" office:value-type="string" calcext:value-type="string">
            <text:p>NA</text:p>
          </table:table-cell>
        </table:table-row>
        <table:table-row table:style-name="ro2">
          <table:table-cell office:value-type="string" calcext:value-type="string">
            <text:p>1996-97</text:p>
          </table:table-cell>
          <table:table-cell table:formula="of:=(['Minimum Wage Adjusted to 2013 Dollars'.B36]+['Minimum Wage Adjusted to 2013 Dollars'.B35])/2" office:value-type="currency" office:currency="USD" office:value="7.26" calcext:value-type="currency">
            <text:p>$7.26</text:p>
          </table:table-cell>
          <table:table-cell table:formula="of:=['College Costs'.C13]/[.B12]" office:value-type="float" office:value="883.121338925025" calcext:value-type="float">
            <text:p>883.12</text:p>
          </table:table-cell>
          <table:table-cell table:formula="of:=['College Costs'.E13]/[.B12]" office:value-type="float" office:value="2397.27992715933" calcext:value-type="float">
            <text:p>2,397.28</text:p>
          </table:table-cell>
          <table:table-cell table:number-columns-repeated="2" table:style-name="ce23" office:value-type="string" calcext:value-type="string">
            <text:p>NA</text:p>
          </table:table-cell>
        </table:table-row>
        <table:table-row table:style-name="ro2">
          <table:table-cell office:value-type="string" calcext:value-type="string">
            <text:p>1997-98</text:p>
          </table:table-cell>
          <table:table-cell table:formula="of:=(['Minimum Wage Adjusted to 2013 Dollars'.B37]+['Minimum Wage Adjusted to 2013 Dollars'.B36])/2" office:value-type="currency" office:currency="USD" office:value="7.415" calcext:value-type="currency">
            <text:p>$7.42</text:p>
          </table:table-cell>
          <table:table-cell table:formula="of:=['College Costs'.C14]/[.B13]" office:value-type="float" office:value="869.87709463882" calcext:value-type="float">
            <text:p>869.88</text:p>
          </table:table-cell>
          <table:table-cell table:formula="of:=['College Costs'.E14]/[.B13]" office:value-type="float" office:value="2492.56345514069" calcext:value-type="float">
            <text:p>2,492.56</text:p>
          </table:table-cell>
          <table:table-cell table:number-columns-repeated="2" table:style-name="ce23" office:value-type="string" calcext:value-type="string">
            <text:p>NA</text:p>
          </table:table-cell>
        </table:table-row>
        <table:table-row table:style-name="ro2">
          <table:table-cell office:value-type="string" calcext:value-type="string">
            <text:p>1998-99</text:p>
          </table:table-cell>
          <table:table-cell table:formula="of:=(['Minimum Wage Adjusted to 2013 Dollars'.B38]+['Minimum Wage Adjusted to 2013 Dollars'.B37])/2" office:value-type="currency" office:currency="USD" office:value="7.28" calcext:value-type="currency">
            <text:p>$7.28</text:p>
          </table:table-cell>
          <table:table-cell table:formula="of:=['College Costs'.C15]/[.B14]" office:value-type="float" office:value="889.263013793835" calcext:value-type="float">
            <text:p>889.26</text:p>
          </table:table-cell>
          <table:table-cell table:formula="of:=['College Costs'.E15]/[.B14]" office:value-type="float" office:value="2572.40726577411" calcext:value-type="float">
            <text:p>2,572.41</text:p>
          </table:table-cell>
          <table:table-cell table:number-columns-repeated="2" table:style-name="ce23" office:value-type="string" calcext:value-type="string">
            <text:p>NA</text:p>
          </table:table-cell>
        </table:table-row>
        <table:table-row table:style-name="ro2">
          <table:table-cell office:value-type="string" calcext:value-type="string">
            <text:p>1999-2000</text:p>
          </table:table-cell>
          <table:table-cell table:formula="of:=(['Minimum Wage Adjusted to 2013 Dollars'.B39]+['Minimum Wage Adjusted to 2013 Dollars'.B38])/2" office:value-type="currency" office:currency="USD" office:value="7.085" calcext:value-type="currency">
            <text:p>$7.09</text:p>
          </table:table-cell>
          <table:table-cell table:formula="of:=['College Costs'.C16]/[.B15]" office:value-type="float" office:value="912.360777628541" calcext:value-type="float">
            <text:p>912.36</text:p>
          </table:table-cell>
          <table:table-cell table:formula="of:=['College Costs'.E16]/[.B15]" office:value-type="float" office:value="2709.06181453084" calcext:value-type="float">
            <text:p>2,709.06</text:p>
          </table:table-cell>
          <table:table-cell table:formula="of:=['College Costs'.G16]/[.B15]" office:value-type="float" office:value="2254.41417465811" calcext:value-type="float">
            <text:p>2,254.41</text:p>
          </table:table-cell>
          <table:table-cell table:formula="of:=['College Costs'.I16]/[.B15]" office:value-type="float" office:value="3034.76618136239" calcext:value-type="float">
            <text:p>3,034.77</text:p>
          </table:table-cell>
        </table:table-row>
        <table:table-row table:style-name="ro2">
          <table:table-cell office:value-type="string" calcext:value-type="string">
            <text:p>2000-01</text:p>
          </table:table-cell>
          <table:table-cell table:formula="of:=(['Minimum Wage Adjusted to 2013 Dollars'.B40]+['Minimum Wage Adjusted to 2013 Dollars'.B39])/2" office:value-type="currency" office:currency="USD" office:value="6.87" calcext:value-type="currency">
            <text:p>$6.87</text:p>
          </table:table-cell>
          <table:table-cell table:formula="of:=['College Costs'.C17]/[.B16]" office:value-type="float" office:value="930.694801128376" calcext:value-type="float">
            <text:p>930.69</text:p>
          </table:table-cell>
          <table:table-cell table:formula="of:=['College Costs'.E17]/[.B16]" office:value-type="float" office:value="2867.13159038809" calcext:value-type="float">
            <text:p>2,867.13</text:p>
          </table:table-cell>
          <table:table-cell table:formula="of:=['College Costs'.G17]/[.B16]" office:value-type="float" office:value="2253.46744369753" calcext:value-type="float">
            <text:p>2,253.47</text:p>
          </table:table-cell>
          <table:table-cell table:formula="of:=['College Costs'.I17]/[.B16]" office:value-type="float" office:value="3281.42039107788" calcext:value-type="float">
            <text:p>3,281.42</text:p>
          </table:table-cell>
        </table:table-row>
        <table:table-row table:style-name="ro2">
          <table:table-cell office:value-type="string" calcext:value-type="string">
            <text:p>2001-02</text:p>
          </table:table-cell>
          <table:table-cell table:formula="of:=(['Minimum Wage Adjusted to 2013 Dollars'.B41]+['Minimum Wage Adjusted to 2013 Dollars'.B40])/2" office:value-type="currency" office:currency="USD" office:value="6.72" calcext:value-type="currency">
            <text:p>$6.72</text:p>
          </table:table-cell>
          <table:table-cell table:formula="of:=['College Costs'.C18]/[.B17]" office:value-type="float" office:value="992.565473913798" calcext:value-type="float">
            <text:p>992.57</text:p>
          </table:table-cell>
          <table:table-cell table:formula="of:=['College Costs'.E18]/[.B17]" office:value-type="float" office:value="3057.52139820921" calcext:value-type="float">
            <text:p>3,057.52</text:p>
          </table:table-cell>
          <table:table-cell table:formula="of:=['College Costs'.G18]/[.B17]" office:value-type="float" office:value="2505.86718179527" calcext:value-type="float">
            <text:p>2,505.87</text:p>
          </table:table-cell>
          <table:table-cell table:formula="of:=['College Costs'.I18]/[.B17]" office:value-type="float" office:value="3276.0476946804" calcext:value-type="float">
            <text:p>3,276.05</text:p>
          </table:table-cell>
        </table:table-row>
        <table:table-row table:style-name="ro2">
          <table:table-cell office:value-type="string" calcext:value-type="string">
            <text:p>2002-03</text:p>
          </table:table-cell>
          <table:table-cell table:formula="of:=(['Minimum Wage Adjusted to 2013 Dollars'.B42]+['Minimum Wage Adjusted to 2013 Dollars'.B41])/2" office:value-type="currency" office:currency="USD" office:value="6.595" calcext:value-type="currency">
            <text:p>$6.60</text:p>
          </table:table-cell>
          <table:table-cell table:formula="of:=['College Costs'.C19]/[.B18]" office:value-type="float" office:value="1079.00624767491" calcext:value-type="float">
            <text:p>1,079.01</text:p>
          </table:table-cell>
          <table:table-cell table:formula="of:=['College Costs'.E19]/[.B18]" office:value-type="float" office:value="3419.84407232146" calcext:value-type="float">
            <text:p>3,419.84</text:p>
          </table:table-cell>
          <table:table-cell table:formula="of:=['College Costs'.G19]/[.B18]" office:value-type="float" office:value="2781.94216241403" calcext:value-type="float">
            <text:p>2,781.94</text:p>
          </table:table-cell>
          <table:table-cell table:formula="of:=['College Costs'.I19]/[.B18]" office:value-type="float" office:value="3737.88918356362" calcext:value-type="float">
            <text:p>3,737.89</text:p>
          </table:table-cell>
        </table:table-row>
        <table:table-row table:style-name="ro2">
          <table:table-cell office:value-type="string" calcext:value-type="string">
            <office:annotation draw:style-name="gr1" draw:text-style-name="P2" svg:width="82.18pt" svg:height="39.29pt" svg:x="80.99pt" svg:y="187.88pt" draw:caption-point-x="-17.29pt" draw:caption-point-y="114.18pt">
              <dc:creator>Ed.</dc:creator>
              <dc:date>2015-05-28T00:00:00</dc:date>
              <text:p text:style-name="P1"><text:span text:style-name="T1">Data Revised from Previous Figures.</text:span></text:p>
            </office:annotation>
            <text:p>2003-04</text:p>
          </table:table-cell>
          <table:table-cell table:formula="of:=(['Minimum Wage Adjusted to 2013 Dollars'.B43]+['Minimum Wage Adjusted to 2013 Dollars'.B42])/2" office:value-type="currency" office:currency="USD" office:value="6.435" calcext:value-type="currency">
            <text:p>$6.44</text:p>
          </table:table-cell>
          <table:table-cell table:formula="of:=['College Costs'.C20]/[.B19]" office:value-type="float" office:value="1161.50949977227" calcext:value-type="float">
            <text:p>1,161.51</text:p>
          </table:table-cell>
          <table:table-cell table:formula="of:=['College Costs'.E20]/[.B19]" office:value-type="float" office:value="3778.58207561355" calcext:value-type="float">
            <text:p>3,778.58</text:p>
          </table:table-cell>
          <table:table-cell table:formula="of:=['College Costs'.G20]/[.B19]" office:value-type="float" office:value="3007.91443436085" calcext:value-type="float">
            <text:p>3,007.91</text:p>
          </table:table-cell>
          <table:table-cell table:formula="of:=['College Costs'.I20]/[.B19]" office:value-type="float" office:value="4321.94343079459" calcext:value-type="float">
            <text:p>4,321.94</text:p>
          </table:table-cell>
        </table:table-row>
        <table:table-row table:style-name="ro2">
          <table:table-cell office:value-type="string" calcext:value-type="string">
            <text:p>2004-05</text:p>
          </table:table-cell>
          <table:table-cell table:formula="of:=(['Minimum Wage Adjusted to 2013 Dollars'.B44]+['Minimum Wage Adjusted to 2013 Dollars'.B43])/2" office:value-type="currency" office:currency="USD" office:value="6.245" calcext:value-type="currency">
            <text:p>$6.25</text:p>
          </table:table-cell>
          <table:table-cell table:formula="of:=['College Costs'.C21]/[.B20]" office:value-type="float" office:value="1232.08936762271" calcext:value-type="float">
            <text:p>1,232.09</text:p>
          </table:table-cell>
          <table:table-cell table:formula="of:=['College Costs'.E21]/[.B20]" office:value-type="float" office:value="3922.60850012157" calcext:value-type="float">
            <text:p>3,922.61</text:p>
          </table:table-cell>
          <table:table-cell table:formula="of:=['College Costs'.G21]/[.B20]" office:value-type="float" office:value="3073.99592717981" calcext:value-type="float">
            <text:p>3,074.00</text:p>
          </table:table-cell>
          <table:table-cell table:formula="of:=['College Costs'.I21]/[.B20]" office:value-type="float" office:value="4319.79505715419" calcext:value-type="float">
            <text:p>4,319.80</text:p>
          </table:table-cell>
        </table:table-row>
        <table:table-row table:style-name="ro2">
          <table:table-cell office:value-type="string" calcext:value-type="string">
            <text:p>2005-06</text:p>
          </table:table-cell>
          <table:table-cell table:formula="of:=(['Minimum Wage Adjusted to 2013 Dollars'.B45]+['Minimum Wage Adjusted to 2013 Dollars'.B44])/2" office:value-type="currency" office:currency="USD" office:value="6.045" calcext:value-type="currency">
            <text:p>$6.05</text:p>
          </table:table-cell>
          <table:table-cell table:formula="of:=['College Costs'.C22]/[.B21]" office:value-type="float" office:value="1248.53239411497" calcext:value-type="float">
            <text:p>1,248.53</text:p>
          </table:table-cell>
          <table:table-cell table:formula="of:=['College Costs'.E22]/[.B21]" office:value-type="float" office:value="4116.57684143802" calcext:value-type="float">
            <text:p>4,116.58</text:p>
          </table:table-cell>
          <table:table-cell table:formula="of:=['College Costs'.G22]/[.B21]" office:value-type="float" office:value="3140.51614166882" calcext:value-type="float">
            <text:p>3,140.52</text:p>
          </table:table-cell>
          <table:table-cell table:formula="of:=['College Costs'.I22]/[.B21]" office:value-type="float" office:value="4937.09994432111" calcext:value-type="float">
            <text:p>4,937.10</text:p>
          </table:table-cell>
        </table:table-row>
        <table:table-row table:style-name="ro2">
          <table:table-cell office:value-type="string" calcext:value-type="string">
            <text:p>2006-07</text:p>
          </table:table-cell>
          <table:table-cell table:formula="of:=(['Minimum Wage Adjusted to 2013 Dollars'.B46]+['Minimum Wage Adjusted to 2013 Dollars'.B45])/2" office:value-type="currency" office:currency="USD" office:value="6.26" calcext:value-type="currency">
            <text:p>$6.26</text:p>
          </table:table-cell>
          <table:table-cell table:formula="of:=['College Costs'.C23]/[.B22]" office:value-type="float" office:value="1233.75003302999" calcext:value-type="float">
            <text:p>1,233.75</text:p>
          </table:table-cell>
          <table:table-cell table:formula="of:=['College Costs'.E23]/[.B22]" office:value-type="float" office:value="3672.17233500639" calcext:value-type="float">
            <text:p>3,672.17</text:p>
          </table:table-cell>
          <table:table-cell table:formula="of:=['College Costs'.G23]/[.B22]" office:value-type="float" office:value="3200.95351466642" calcext:value-type="float">
            <text:p>3,200.95</text:p>
          </table:table-cell>
          <table:table-cell table:formula="of:=['College Costs'.I23]/[.B22]" office:value-type="float" office:value="3847.17606898597" calcext:value-type="float">
            <text:p>3,847.18</text:p>
          </table:table-cell>
        </table:table-row>
        <table:table-row table:style-name="ro4">
          <table:table-cell table:style-name="ce16" office:value-type="string" calcext:value-type="string">
            <text:p>2007-2008</text:p>
          </table:table-cell>
          <table:table-cell table:formula="of:=(['Minimum Wage Adjusted to 2013 Dollars'.B47]+['Minimum Wage Adjusted to 2013 Dollars'.B46])/2" office:value-type="currency" office:currency="USD" office:value="6.83" calcext:value-type="currency">
            <text:p>$6.83</text:p>
          </table:table-cell>
          <table:table-cell table:formula="of:=['College Costs'.C24]/[.B23]" office:value-type="float" office:value="1116.08504425071" calcext:value-type="float">
            <text:p>1,116.09</text:p>
          </table:table-cell>
          <table:table-cell table:formula="of:=['College Costs'.E24]/[.B23]" office:value-type="float" office:value="3469.62309642477" calcext:value-type="float">
            <text:p>3,469.62</text:p>
          </table:table-cell>
          <table:table-cell table:formula="of:=['College Costs'.G24]/[.B23]" office:value-type="float" office:value="3017.17031618307" calcext:value-type="float">
            <text:p>3,017.17</text:p>
          </table:table-cell>
          <table:table-cell table:formula="of:=['College Costs'.I24]/[.B23]" office:value-type="float" office:value="3763.50638872242" calcext:value-type="float">
            <text:p>3,763.51</text:p>
          </table:table-cell>
        </table:table-row>
        <table:table-row table:style-name="ro1">
          <table:table-cell table:style-name="ce17" office:value-type="string" calcext:value-type="string">
            <text:p>2008-2009</text:p>
          </table:table-cell>
          <table:table-cell table:formula="of:=(['Minimum Wage Adjusted to 2013 Dollars'.B48]+['Minimum Wage Adjusted to 2013 Dollars'.B47])/2" office:value-type="currency" office:currency="USD" office:value="7.48" calcext:value-type="currency">
            <text:p>$7.48</text:p>
          </table:table-cell>
          <table:table-cell table:formula="of:=['College Costs'.C25]/[.B24]" office:value-type="float" office:value="1090.43610890159" calcext:value-type="float">
            <text:p>1,090.44</text:p>
          </table:table-cell>
          <table:table-cell table:formula="of:=['College Costs'.E25]/[.B24]" office:value-type="float" office:value="3274.55176294777" calcext:value-type="float">
            <text:p>3,274.55</text:p>
          </table:table-cell>
          <table:table-cell table:formula="of:=['College Costs'.G25]/[.B24]" office:value-type="float" office:value="2920.76187655889" calcext:value-type="float">
            <text:p>2,920.76</text:p>
          </table:table-cell>
          <table:table-cell table:formula="of:=['College Costs'.I25]/[.B24]" office:value-type="float" office:value="3554.43381389638" calcext:value-type="float">
            <text:p>3,554.43</text:p>
          </table:table-cell>
        </table:table-row>
        <table:table-row table:style-name="ro4">
          <table:table-cell table:style-name="ce16" office:value-type="string" calcext:value-type="string">
            <text:p>2009-2010</text:p>
          </table:table-cell>
          <table:table-cell table:formula="of:=(['Minimum Wage Adjusted to 2013 Dollars'.B49]+['Minimum Wage Adjusted to 2013 Dollars'.B48])/2" office:value-type="currency" office:currency="USD" office:value="7.81" calcext:value-type="currency">
            <text:p>$7.81</text:p>
          </table:table-cell>
          <table:table-cell table:formula="of:=['College Costs'.C26]/[.B25]" office:value-type="float" office:value="1052.8221508303" calcext:value-type="float">
            <text:p>1,052.82</text:p>
          </table:table-cell>
          <table:table-cell table:formula="of:=['College Costs'.E26]/[.B25]" office:value-type="float" office:value="3346.21231819691" calcext:value-type="float">
            <text:p>3,346.21</text:p>
          </table:table-cell>
          <table:table-cell table:formula="of:=['College Costs'.G26]/[.B25]" office:value-type="float" office:value="2839.57974749887" calcext:value-type="float">
            <text:p>2,839.58</text:p>
          </table:table-cell>
          <table:table-cell table:formula="of:=['College Costs'.I26]/[.B25]" office:value-type="float" office:value="3552.59719507534" calcext:value-type="float">
            <text:p>3,552.60</text:p>
          </table:table-cell>
        </table:table-row>
        <table:table-row table:style-name="ro4">
          <table:table-cell table:style-name="ce16" office:value-type="string" calcext:value-type="string">
            <text:p>2010-2011</text:p>
          </table:table-cell>
          <table:table-cell table:formula="of:=(['Minimum Wage Adjusted to 2013 Dollars'.B50]+['Minimum Wage Adjusted to 2013 Dollars'.B49])/2" office:value-type="currency" office:currency="USD" office:value="7.63" calcext:value-type="currency">
            <text:p>$7.63</text:p>
          </table:table-cell>
          <table:table-cell table:formula="of:=['College Costs'.C27]/[.B26]" office:value-type="float" office:value="1108.76843319129" calcext:value-type="float">
            <text:p>1,108.77</text:p>
          </table:table-cell>
          <table:table-cell table:formula="of:=['College Costs'.E27]/[.B26]" office:value-type="float" office:value="3273.77540215636" calcext:value-type="float">
            <text:p>3,273.78</text:p>
          </table:table-cell>
          <table:table-cell table:formula="of:=['College Costs'.G27]/[.B26]" office:value-type="float" office:value="2755.8413358189" calcext:value-type="float">
            <text:p>2,755.84</text:p>
          </table:table-cell>
          <table:table-cell table:formula="of:=['College Costs'.I27]/[.B26]" office:value-type="float" office:value="3653.17944756223" calcext:value-type="float">
            <text:p>3,653.18</text:p>
          </table:table-cell>
        </table:table-row>
        <table:table-row table:style-name="ro4">
          <table:table-cell table:style-name="ce16" office:value-type="string" calcext:value-type="string">
            <text:p>2011-2012</text:p>
          </table:table-cell>
          <table:table-cell table:formula="of:=(['Minimum Wage Adjusted to 2013 Dollars'.B51]+['Minimum Wage Adjusted to 2013 Dollars'.B50])/2" office:value-type="currency" office:currency="USD" office:value="7.435" calcext:value-type="currency">
            <text:p>$7.44</text:p>
          </table:table-cell>
          <table:table-cell table:formula="of:=['College Costs'.C28]/[.B27]" office:value-type="float" office:value="1172.17132093148" calcext:value-type="float">
            <text:p>1,172.17</text:p>
          </table:table-cell>
          <table:table-cell table:formula="of:=['College Costs'.E28]/[.B27]" office:value-type="float" office:value="3234.50308348715" calcext:value-type="float">
            <text:p>3,234.50</text:p>
          </table:table-cell>
          <table:table-cell table:formula="of:=['College Costs'.G28]/[.B27]" office:value-type="float" office:value="3134.76239236145" calcext:value-type="float">
            <text:p>3,134.76</text:p>
          </table:table-cell>
          <table:table-cell table:formula="of:=['College Costs'.I28]/[.B27]" office:value-type="float" office:value="3226.43414414968" calcext:value-type="float">
            <text:p>3,226.43</text:p>
          </table:table-cell>
        </table:table-row>
        <table:table-row table:style-name="ro4">
          <table:table-cell table:style-name="ce16" office:value-type="string" calcext:value-type="string">
            <text:p>2012-2013</text:p>
          </table:table-cell>
          <table:table-cell table:formula="of:=(['Minimum Wage Adjusted to 2013 Dollars'.B52]+['Minimum Wage Adjusted to 2013 Dollars'.B51])/2" office:value-type="currency" office:currency="USD" office:value="7.305" calcext:value-type="currency">
            <text:p>$7.31</text:p>
          </table:table-cell>
          <table:table-cell table:formula="of:=['College Costs'.C29]/[.B28]" office:value-type="float" office:value="1222.18356765632" calcext:value-type="float">
            <text:p>1,222.18</text:p>
          </table:table-cell>
          <table:table-cell table:formula="of:=['College Costs'.E29]/[.B28]" office:value-type="float" office:value="3193.47935887999" calcext:value-type="float">
            <text:p>3,193.48</text:p>
          </table:table-cell>
          <table:table-cell table:formula="of:=['College Costs'.G29]/[.B28]" office:value-type="float" office:value="3026.69668025662" calcext:value-type="float">
            <text:p>3,026.70</text:p>
          </table:table-cell>
          <table:table-cell table:formula="of:=['College Costs'.I29]/[.B28]" office:value-type="float" office:value="3284.24333252505" calcext:value-type="float">
            <text:p>3,284.2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number:min-integer-digits="1" number:grouping="true"/>
      <number:text> </number:text>
    </number:number-style>
    <number:number-style style:name="N134P1" style:volatile="true">
      <loext:text> $</loext:text>
      <loext:fill-character> </loext:fill-character>
      <number:text>(</number:text>
      <number:number number: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number:min-integer-digits="1" number:grouping="true"/>
      <number:text> </number:text>
    </number:number-style>
    <number:number-style style:name="N142P1" style:volatile="true">
      <loext:text> $</loext:text>
      <loext:fill-character> </loext:fill-character>
      <number:text>(</number:text>
      <number:number number:decimal-places="2" number:min-integer-digits="1" number:grouping="true"/>
      <number:text>)</number:text>
    </number:number-style>
    <number:number-style style:name="N142P2" style:volatile="true">
      <loext:text> $</loext: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number:text>
      <number:number number:decimal-places="0" number:min-integer-digits="1" number:grouping="true"/>
    </number:number-style>
    <number:number-style style:name="N148">
      <number:number number:decimal-places="3" number:min-integer-digits="1"/>
    </number:number-style>
    <number:number-style style:name="N149">
      <number:number number:decimal-places="1" number:min-integer-digits="1"/>
    </number:number-style>
    <number:number-style style:name="N150">
      <number:text>$</number:text>
      <number:number number:decimal-places="3" number:min-integer-digits="1" number:grouping="true"/>
    </number:number-style>
    <number:number-style style:name="N151">
      <number:number number:decimal-places="3" number:min-integer-digits="1" number:grouping="true"/>
    </number:number-style>
    <number:number-style style:name="N152">
      <number:number number:decimal-places="4" number:min-integer-digits="1" number:grouping="true"/>
    </number:number-style>
    <number:number-style style:name="N153">
      <number:number number:decimal-places="6" number:min-integer-digits="1" number:grouping="true"/>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
      <number:text>$</number:text>
      <number:number number:decimal-places="2" number:min-integer-digits="1" number:grouping="true"/>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4">00/00/0000</text:date>, <text:time style:data-style-name="N2" text:time-value="16:08:14.0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itor </meta:initial-creator>
    <meta:creation-date>2015-05-28T13:03:56.756000000</meta:creation-date>
    <dc:date>2015-06-04T16:15:04.400000000</dc:date>
    <dc:creator>Editor </dc:creator>
    <meta:editing-duration>PT7H27M58S</meta:editing-duration>
    <meta:editing-cycles>13</meta:editing-cycles>
    <meta:generator>LibreOffice/4.4.0.3$Windows_x86 LibreOffice_project/de093506bcdc5fafd9023ee680b8c60e3e0645d7</meta:generator>
    <meta:document-statistic meta:table-count="4" meta:cell-count="701" meta:object-count="0"/>
  </office:meta>
</office:document-meta>
</file>